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adornments="Regular" style:font-family-generic="modern" style:font-pitch="fixed"/>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945in"/>
    </style:style>
    <style:style style:name="co2" style:family="table-column">
      <style:table-column-properties fo:break-before="auto" style:column-width="0.8083in"/>
    </style:style>
    <style:style style:name="co3" style:family="table-column">
      <style:table-column-properties fo:break-before="auto" style:column-width="1.1264in"/>
    </style:style>
    <style:style style:name="co4" style:family="table-column">
      <style:table-column-properties fo:break-before="auto" style:column-width="1.6256in"/>
    </style:style>
    <style:style style:name="co5" style:family="table-column">
      <style:table-column-properties fo:break-before="auto" style:column-width="0.3898in"/>
    </style:style>
    <style:style style:name="co6" style:family="table-column">
      <style:table-column-properties fo:break-before="auto" style:column-width="1.0299in"/>
    </style:style>
    <style:style style:name="co7" style:family="table-column">
      <style:table-column-properties fo:break-before="auto" style:column-width="1.2902in"/>
    </style:style>
    <style:style style:name="co8" style:family="table-column">
      <style:table-column-properties fo:break-before="auto" style:column-width="1.2209in"/>
    </style:style>
    <style:style style:name="co9" style:family="table-column">
      <style:table-column-properties fo:break-before="auto" style:column-width="0.8299in"/>
    </style:style>
    <style:style style:name="co10" style:family="table-column">
      <style:table-column-properties fo:break-before="auto" style:column-width="1.1862in"/>
    </style:style>
    <style:style style:name="co11" style:family="table-column">
      <style:table-column-properties fo:break-before="auto" style:column-width="1.0118in"/>
    </style:style>
    <style:style style:name="co12" style:family="table-column">
      <style:table-column-properties fo:break-before="auto" style:column-width="0.5516in"/>
    </style:style>
    <style:style style:name="co13" style:family="table-column">
      <style:table-column-properties fo:break-before="auto" style:column-width="0.8925in"/>
    </style:style>
    <style:style style:name="ro1" style:family="table-row">
      <style:table-row-properties style:row-height="0.204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209in" fo:break-before="auto" style:use-optimal-row-height="true"/>
    </style:style>
    <style:style style:name="ro4" style:family="table-row">
      <style:table-row-properties style:row-height="0.170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17">
      <style:table-cell-properties fo:padding-bottom="0.0193in" fo:padding-left="0.0138in" fo:padding-right="0.0138in" fo:padding-top="0.0193in"/>
    </style:style>
    <style:style style:name="ce2" style:family="table-cell" style:parent-style-name="column_20_header">
      <style:text-properties fo:font-size="12pt" fo:font-weight="bold" style:font-size-asian="12pt" style:font-weight-asian="bold" style:font-size-complex="12pt" style:font-weight-complex="bold"/>
    </style:style>
    <style:style style:name="ce3" style:family="table-cell" style:parent-style-name="data" style:data-style-name="N100"/>
    <style:style style:name="ce4" style:family="table-cell" style:parent-style-name="Default" style:data-style-name="N100">
      <style:text-properties style:font-name="Consolas" fo:font-size="11pt" style:font-size-asian="11pt" style:font-size-complex="11pt"/>
    </style:style>
    <style:style style:name="ce5" style:family="table-cell" style:parent-style-name="Default">
      <style:text-properties style:font-name="Consolas" fo:font-size="11pt" style:font-size-asian="11pt" style:font-size-complex="11pt"/>
    </style:style>
    <style:style style:name="ce6" style:family="table-cell" style:parent-style-name="data">
      <style:table-cell-properties fo:background-color="#ff950e"/>
    </style:style>
    <style:style style:name="ce7" style:family="table-cell" style:parent-style-name="data">
      <style:table-cell-properties fo:background-color="#ff9966"/>
    </style:style>
    <style:style style:name="ce8" style:family="table-cell" style:parent-style-name="data">
      <style:table-cell-properties fo:background-color="#00ae00"/>
    </style:style>
    <style:style style:name="ce9" style:family="table-cell" style:parent-style-name="column_20_header">
      <style:table-cell-properties style:text-align-source="fix" style:repeat-content="false"/>
      <style:paragraph-properties fo:text-align="end" fo:margin-left="0in"/>
      <style:text-properties fo:font-size="12pt" fo:font-weight="bold" style:font-size-asian="12pt" style:font-weight-asian="bold" style:font-size-complex="12pt" style:font-weight-complex="bold"/>
    </style:style>
    <style:style style:name="ce10" style:family="table-cell" style:parent-style-name="data">
      <style:table-cell-properties style:text-align-source="fix" style:repeat-content="false"/>
      <style:paragraph-properties fo:text-align="end" fo:margin-left="0in"/>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51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64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357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0.6264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1146in" fo:padding-top="0.0394in" fo:padding-bottom="0.0394in" fo:padding-left="0.0394in" fo:padding-right="0.0394in" draw:shadow="hidden" draw:shadow-offset-x="0.0394in" draw:shadow-offset-y="0.0394in" draw:caption-escape-direction="auto"/>
    </style:style>
    <style:style style:name="gr15" style:family="graphic">
      <style:graphic-properties draw:marker-start="Arrowheads_20_1" draw:marker-start-width="0.0787in" draw:marker-start-center="false" draw:fill="solid" draw:fill-color="#ffffc0" draw:auto-grow-height="true" draw:auto-grow-width="false" fo:min-height="0.5429in" fo:padding-top="0.0394in" fo:padding-bottom="0.0394in" fo:padding-left="0.0394in" fo:padding-right="0.0394in" draw:shadow="hidden" draw:shadow-offset-x="0.0394in" draw:shadow-offset-y="0.0394in" draw:caption-escape-direction="auto"/>
    </style:style>
    <style:style style:name="gr16" style:family="graphic">
      <style:graphic-properties draw:marker-start="Arrowheads_20_1" draw:marker-start-width="0.0787in" draw:marker-start-center="false" draw:fill="solid" draw:fill-color="#ffffc0" draw:auto-grow-height="true" draw:auto-grow-width="false" fo:min-height="0.524in" fo:padding-top="0.0394in" fo:padding-bottom="0.0394in" fo:padding-left="0.0394in" fo:padding-right="0.0394in" draw:shadow="hidden" draw:shadow-offset-x="0.0394in" draw:shadow-offset-y="0.0394in" draw:caption-escape-direction="auto"/>
    </style:style>
    <style:style style:name="gr17"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18" style:family="graphic">
      <style:graphic-properties draw:marker-start="Arrowheads_20_1" draw:marker-start-width="0.0787in" draw:marker-start-center="false" draw:fill="solid" draw:fill-color="#ffffc0" draw:auto-grow-height="true" draw:auto-grow-width="false" fo:min-height="0.914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it" fo:country="IT"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it" fo:country="IT"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fo:font-family="Symbol" style:font-pitch="variable" style:font-charset="x-symbol" fo:font-size="10pt" fo:language="it" fo:country="IT"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Consolas" fo:font-size="11pt" fo:language="it" fo:country="IT" fo:font-style="normal" fo:text-shadow="none" style:text-underline-style="none" fo:font-weight="normal" style:text-underline-mode="continuous" style:text-overline-mode="continuous" style:text-line-through-mode="continuous" style:font-name-asian="SimSun"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font-name="Arial" fo:font-size="10pt" fo:language="it" fo:country="IT" fo:font-style="normal" fo:text-shadow="none" style:text-underline-style="none" fo:font-weight="bold" style:text-underline-mode="continuous" style:text-overline-mode="continuous" style:text-line-through-mode="continuous" style:font-name-asian="SimSun"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office:automatic-styles>
  <office:body>
    <office:spreadsheet>
      <table:table table:name="Sheet1" table:style-name="ta1" table:print="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olumn_20_header"/>
          <table:table-cell table:style-name="ce2" office:value-type="string">
            <text:p>Matricola</text:p>
          </table:table-cell>
          <table:table-cell table:style-name="ce2" office:value-type="string">
            <text:p>Cognome</text:p>
          </table:table-cell>
          <table:table-cell table:style-name="ce2" office:value-type="string">
            <text:p>Nome</text:p>
          </table:table-cell>
          <table:table-cell table:style-name="ce2"/>
          <table:table-cell table:style-name="ce9" office:value-type="string">
            <text:p>Impact (10)</text:p>
          </table:table-cell>
          <table:table-cell table:style-name="ce9" office:value-type="string">
            <text:p>Insulation (20)</text:p>
          </table:table-cell>
          <table:table-cell table:style-name="ce9" office:value-type="string">
            <text:p>Damping (15)</text:p>
          </table:table-cell>
          <table:table-cell table:style-name="ce9" office:value-type="string">
            <text:p>PLV (15)</text:p>
          </table:table-cell>
          <table:table-cell table:style-name="ce9" office:value-type="string">
            <text:p>Rayleigh (15)</text:p>
          </table:table-cell>
          <table:table-cell table:style-name="ce9" office:value-type="string">
            <text:p>3 DOF (25)</text:p>
          </table:table-cell>
          <table:table-cell table:style-name="ce9" office:value-type="string">
            <text:p>Total</text:p>
          </table:table-cell>
          <table:table-cell table:style-name="ce2" table:number-columns-repeated="1012"/>
        </table:table-row>
        <table:table-row table:style-name="ro2">
          <table:table-cell table:style-name="enumeration" office:value-type="float" office:value="1">
            <text:p>01 <text:s/></text:p>
          </table:table-cell>
          <table:table-cell table:style-name="ce3" office:value-type="string">
            <text:p>754983</text:p>
          </table:table-cell>
          <table:table-cell table:style-name="data" office:value-type="string">
            <text:p>Corti</text:p>
          </table:table-cell>
          <table:table-cell table:style-name="data" office:value-type="string">
            <text:p>Francesco</text:p>
          </table:table-cell>
          <table:table-cell table:style-name="data"/>
          <table:table-cell table:style-name="data" office:value-type="float" office:value="10">
            <text:p>10.0</text:p>
          </table:table-cell>
          <table:table-cell table:style-name="data" office:value-type="float" office:value="12">
            <office:annotation draw:style-name="gr1" draw:text-style-name="P1" svg:width="1.1413in" svg:height="0.3902in" svg:x="6.9752in" svg:y="0.0008in" draw:caption-point-x="-0.2402in" draw:caption-point-y="0.2063in">
              <dc:date>2011-05-27T00:00:00</dc:date>
              <text:p text:style-name="P1"><text:span text:style-name="T1">Second part really underdone</text:span></text:p>
            </office:annotation>
            <text:p>12.0</text:p>
          </table:table-cell>
          <table:table-cell table:style-name="data" office:value-type="float" office:value="14.5">
            <office:annotation draw:style-name="gr1" draw:text-style-name="P1" svg:width="1.1413in" svg:height="0.3902in" svg:x="8.1917in" svg:y="0.0008in" draw:caption-point-x="-0.2402in" draw:caption-point-y="0.2063in">
              <dc:date>2011-05-27T00:00:00</dc:date>
              <text:p text:style-name="P1"><text:span text:style-name="T1">Dubiuos procedure</text:span></text:p>
            </office:annotation>
            <text:p>14.5</text:p>
          </table:table-cell>
          <table:table-cell table:style-name="data" office:value-type="float" office:value="7">
            <office:annotation draw:style-name="gr1" draw:text-style-name="P1" svg:width="1.1413in" svg:height="0.3902in" svg:x="9.0185in" svg:y="0.0008in" draw:caption-point-x="-0.2402in" draw:caption-point-y="0.2063in">
              <dc:date>2011-05-27T00:00:00</dc:date>
              <text:p text:style-name="P1"><text:span text:style-name="T1">Many different errors</text:span></text:p>
            </office:annotation>
            <text:p>7.0</text:p>
          </table:table-cell>
          <table:table-cell table:style-name="data" office:value-type="float" office:value="9.5">
            <office:annotation draw:style-name="gr1" draw:text-style-name="P1" svg:width="1.1413in" svg:height="0.7012in" svg:x="10.2in" svg:y="0.0008in" draw:caption-point-x="-0.2402in" draw:caption-point-y="0.2063in">
              <dc:date>2011-05-27T00:00:00</dc:date>
              <text:p text:style-name="P1"><text:span text:style-name="T1">R_oo OK, does not understand how nodal forces are to be written</text:span></text:p>
            </office:annotation>
            <text:p>9.5</text:p>
          </table:table-cell>
          <table:table-cell table:style-name="data" office:value-type="float" office:value="18">
            <office:annotation draw:style-name="gr1" draw:text-style-name="P1" svg:width="1.1413in" svg:height="0.5457in" svg:x="11.2083in" svg:y="0.0008in" draw:caption-point-x="-0.2402in" draw:caption-point-y="0.2063in">
              <dc:date>2011-05-27T00:00:00</dc:date>
              <text:p text:style-name="P1"><text:span text:style-name="T1">Second part lacking in many details</text:span></text:p>
            </office:annotation>
            <text:p>18.0</text:p>
          </table:table-cell>
          <table:table-cell table:style-name="data" table:formula="of:=SUM([.F2:.K2])" office:value-type="float" office:value="71">
            <text:p>71.0</text:p>
          </table:table-cell>
          <table:table-cell table:style-name="ce5" table:number-columns-repeated="1012"/>
        </table:table-row>
        <table:table-row table:style-name="ro2">
          <table:table-cell table:style-name="enumeration" office:value-type="float" office:value="2">
            <text:p>02 <text:s/></text:p>
          </table:table-cell>
          <table:table-cell table:style-name="ce3" office:value-type="string">
            <text:p>749435</text:p>
          </table:table-cell>
          <table:table-cell table:style-name="data" office:value-type="string">
            <text:p>Davari</text:p>
          </table:table-cell>
          <table:table-cell table:style-name="data" office:value-type="string">
            <text:p>Vahid</text:p>
          </table:table-cell>
          <table:table-cell table:style-name="data"/>
          <table:table-cell table:style-name="data" office:value-type="float" office:value="10">
            <office:annotation draw:style-name="gr1" draw:text-style-name="P1" svg:width="1.1413in" svg:height="0.2346in" svg:x="5.6898in" svg:y="0.0008in" draw:caption-point-x="-0.2402in" draw:caption-point-y="0.3917in">
              <dc:date>2011-05-27T00:00:00</dc:date>
              <text:p text:style-name="P1"><text:span text:style-name="T1">See Mat.749436</text:span></text:p>
            </office:annotation>
            <text:p>10.0</text:p>
          </table:table-cell>
          <table:table-cell table:style-name="data" office:value-type="float" office:value="14">
            <office:annotation draw:style-name="gr1" draw:text-style-name="P1" svg:width="1.1413in" svg:height="0.7012in" svg:x="6.9752in" svg:y="0.0008in" draw:caption-point-x="-0.2402in" draw:caption-point-y="0.3917in">
              <dc:date>2011-05-27T00:00:00</dc:date>
              <text:p text:style-name="P1"><text:span text:style-name="T1">2nd part omits the program and shows wrong results, from?</text:span></text:p>
            </office:annotation>
            <text:p>14.0</text:p>
          </table:table-cell>
          <table:table-cell table:style-name="data" office:value-type="float" office:value="14">
            <office:annotation draw:style-name="gr1" draw:text-style-name="P1" svg:width="1.1413in" svg:height="1.1677in" svg:x="8.1917in" svg:y="0.0008in" draw:caption-point-x="-0.2402in" draw:caption-point-y="0.3917in">
              <dc:date>2011-05-27T00:00:00</dc:date>
              <text:p text:style-name="P1"><text:span text:style-name="T1">A bit more of details (numerical values of ATA and Atb)) would gave you a perfect score</text:span></text:p>
            </office:annotation>
            <text:p>14.0</text:p>
          </table:table-cell>
          <table:table-cell table:style-name="data" office:value-type="float" office:value="7">
            <office:annotation draw:style-name="gr1" draw:text-style-name="P1" svg:width="1.1413in" svg:height="0.3902in" svg:x="9.0185in" svg:y="0.0008in" draw:caption-point-x="-0.2402in" draw:caption-point-y="0.3917in">
              <dc:date>2011-05-27T00:00:00</dc:date>
              <text:p text:style-name="P1"><text:span text:style-name="T1">Many different errors, ng</text:span></text:p>
            </office:annotation>
            <text:p>7.0</text:p>
          </table:table-cell>
          <table:table-cell table:style-name="data" office:value-type="float" office:value="8">
            <office:annotation draw:style-name="gr1" draw:text-style-name="P1" svg:width="1.1413in" svg:height="1.1677in" svg:x="10.2in" svg:y="0.0008in" draw:caption-point-x="-0.2402in" draw:caption-point-y="0.3917in">
              <dc:date>2011-05-27T00:00:00</dc:date>
              <text:p text:style-name="P1"><text:span text:style-name="T1">Usual error (have you read th hint in the problem text?) and, moreover, unconsistent results.</text:span></text:p>
            </office:annotation>
            <text:p>8.0</text:p>
          </table:table-cell>
          <table:table-cell table:style-name="data" office:value-type="float" office:value="11">
            <office:annotation draw:style-name="gr2" draw:text-style-name="P1" svg:width="1.6717in" svg:height="0.8567in" svg:x="10.678in" svg:y="0.0008in" draw:caption-point-x="0.2902in" draw:caption-point-y="0.3917in">
              <dc:date>2011-05-27T00:00:00</dc:date>
              <text:p text:style-name="P1"><text:span text:style-name="T1">Basic misunderstanding in the computation of eigenvectors, other errors in the evaluation of response, s-s only.</text:span></text:p>
            </office:annotation>
            <text:p>11.0</text:p>
          </table:table-cell>
          <table:table-cell table:style-name="data" table:formula="of:=SUM([.F3:.K3])" office:value-type="float" office:value="64">
            <text:p>64.0</text:p>
          </table:table-cell>
          <table:table-cell table:style-name="ce5" table:number-columns-repeated="1012"/>
        </table:table-row>
        <table:table-row table:style-name="ro2">
          <table:table-cell table:style-name="enumeration" office:value-type="float" office:value="3">
            <text:p>03 <text:s/></text:p>
          </table:table-cell>
          <table:table-cell table:style-name="ce3" office:value-type="string">
            <text:p>755019</text:p>
          </table:table-cell>
          <table:table-cell table:style-name="data" office:value-type="string">
            <text:p>Dell'Era</text:p>
          </table:table-cell>
          <table:table-cell table:style-name="data" office:value-type="string">
            <text:p>Giulio</text:p>
          </table:table-cell>
          <table:table-cell table:style-name="data"/>
          <table:table-cell table:style-name="data" office:value-type="float" office:value="10">
            <text:p>10.0</text:p>
          </table:table-cell>
          <table:table-cell table:style-name="data" office:value-type="float" office:value="14">
            <office:annotation draw:style-name="gr1" draw:text-style-name="P1" svg:width="1.1413in" svg:height="0.7012in" svg:x="6.9752in" svg:y="0.2354in" draw:caption-point-x="-0.2402in" draw:caption-point-y="0.3425in">
              <dc:date>2011-05-27T00:00:00</dc:date>
              <text:p text:style-name="P1"><text:span text:style-name="T1">2nd part omits the program and shows wrong results, from?</text:span></text:p>
            </office:annotation>
            <text:p>14.0</text:p>
          </table:table-cell>
          <table:table-cell table:style-name="data" office:value-type="float" office:value="14">
            <office:annotation draw:style-name="gr1" draw:text-style-name="P1" svg:width="1.1413in" svg:height="0.5457in" svg:x="8.1917in" svg:y="0.0008in" draw:caption-point-x="-0.2402in" draw:caption-point-y="0.5772in">
              <dc:date>2011-05-27T00:00:00</dc:date>
              <text:p text:style-name="P1"><text:span text:style-name="T1">I have not understood your procedure</text:span></text:p>
            </office:annotation>
            <text:p>14.0</text:p>
          </table:table-cell>
          <table:table-cell table:style-name="data" office:value-type="float" office:value="8">
            <office:annotation draw:style-name="gr1" draw:text-style-name="P1" svg:width="1.1413in" svg:height="1.0122in" svg:x="9.0185in" svg:y="0.0008in" draw:caption-point-x="-0.2402in" draw:caption-point-y="0.5772in">
              <dc:date>2011-05-27T00:00:00</dc:date>
              <text:p text:style-name="P1"><text:span text:style-name="T1">Forgets the vertical component of inertial forces and does other errors too</text:span></text:p>
            </office:annotation>
            <text:p>8.0</text:p>
          </table:table-cell>
          <table:table-cell table:style-name="data" office:value-type="float" office:value="9.5">
            <office:annotation draw:style-name="gr1" draw:text-style-name="P1" svg:width="1.1413in" svg:height="0.7012in" svg:x="10.2in" svg:y="0.0008in" draw:caption-point-x="-0.2402in" draw:caption-point-y="0.5772in">
              <dc:date>2011-05-27T00:00:00</dc:date>
              <text:p text:style-name="P1"><text:span text:style-name="T1">R_oo OK, then doesn't write the correct nodal forces</text:span></text:p>
            </office:annotation>
            <text:p>9.5</text:p>
          </table:table-cell>
          <table:table-cell table:style-name="data" office:value-type="float" office:value="21">
            <office:annotation draw:style-name="gr1" draw:text-style-name="P1" svg:width="1.1413in" svg:height="0.5457in" svg:x="11.2083in" svg:y="0.0008in" draw:caption-point-x="-0.2402in" draw:caption-point-y="0.5772in">
              <dc:date>2011-05-27T00:00:00</dc:date>
              <text:p text:style-name="P1"><text:span text:style-name="T1">1.2 OK</text:span></text:p>
              <text:p text:style-name="P1"><text:span text:style-name="T1">3, 4 only s-s component</text:span></text:p>
            </office:annotation>
            <text:p>21.0</text:p>
          </table:table-cell>
          <table:table-cell table:style-name="data" table:formula="of:=SUM([.F4:.K4])" office:value-type="float" office:value="76.5">
            <text:p>76.5</text:p>
          </table:table-cell>
          <table:table-cell table:style-name="ce5" table:number-columns-repeated="1012"/>
        </table:table-row>
        <table:table-row table:style-name="ro2">
          <table:table-cell table:style-name="enumeration" office:value-type="float" office:value="5">
            <text:p>05 <text:s/></text:p>
          </table:table-cell>
          <table:table-cell table:style-name="ce3" office:value-type="string">
            <text:p>749436</text:p>
          </table:table-cell>
          <table:table-cell table:style-name="data" office:value-type="string">
            <text:p>Hosseini</text:p>
          </table:table-cell>
          <table:table-cell table:style-name="data" office:value-type="string">
            <text:p>Seyedreza</text:p>
          </table:table-cell>
          <table:table-cell table:style-name="data"/>
          <table:table-cell table:style-name="data" office:value-type="float" office:value="10">
            <office:annotation draw:style-name="gr1" draw:text-style-name="P1" svg:width="1.1413in" svg:height="0.2346in" svg:x="5.6898in" svg:y="0.1677in" draw:caption-point-x="-0.2402in" draw:caption-point-y="0.5957in">
              <dc:date>2011-05-27T00:00:00</dc:date>
              <text:p text:style-name="P1"><text:span text:style-name="T1">See Mat.749438</text:span></text:p>
            </office:annotation>
            <text:p>10.0</text:p>
          </table:table-cell>
          <table:table-cell table:style-name="data" office:value-type="float" office:value="14">
            <office:annotation draw:style-name="gr1" draw:text-style-name="P1" svg:width="1.1413in" svg:height="0.7012in" svg:x="6.9752in" svg:y="0.4209in" draw:caption-point-x="-0.2402in" draw:caption-point-y="0.3425in">
              <dc:date>2011-05-27T00:00:00</dc:date>
              <text:p text:style-name="P1"><text:span text:style-name="T1">2nd part omits the program and shows wrong results, from?</text:span></text:p>
            </office:annotation>
            <text:p>14.0</text:p>
          </table:table-cell>
          <table:table-cell table:style-name="data" office:value-type="float" office:value="14">
            <office:annotation draw:style-name="gr1" draw:text-style-name="P1" svg:width="1.1413in" svg:height="1.1677in" svg:x="8.1917in" svg:y="0.4209in" draw:caption-point-x="-0.2402in" draw:caption-point-y="0.3425in">
              <dc:date>2011-05-27T00:00:00</dc:date>
              <text:p text:style-name="P1"><text:span text:style-name="T1">A bit more of details (numerical values of ATA and Atb)) would gave you a perfect score</text:span></text:p>
            </office:annotation>
            <text:p>14.0</text:p>
          </table:table-cell>
          <table:table-cell table:style-name="data" office:value-type="float" office:value="7">
            <office:annotation draw:style-name="gr1" draw:text-style-name="P1" svg:width="1.1413in" svg:height="0.3902in" svg:x="9.0185in" svg:y="0.4209in" draw:caption-point-x="-0.2402in" draw:caption-point-y="0.3425in">
              <dc:date>2011-05-27T00:00:00</dc:date>
              <text:p text:style-name="P1"><text:span text:style-name="T1">Many different errors, ng</text:span></text:p>
            </office:annotation>
            <text:p>7.0</text:p>
          </table:table-cell>
          <table:table-cell table:style-name="data" office:value-type="float" office:value="8">
            <office:annotation draw:style-name="gr1" draw:text-style-name="P1" svg:width="1.1413in" svg:height="1.1677in" svg:x="10.2in" svg:y="0.4209in" draw:caption-point-x="-0.2402in" draw:caption-point-y="0.3425in">
              <dc:date>2011-05-27T00:00:00</dc:date>
              <text:p text:style-name="P1"><text:span text:style-name="T1">Usual error (have you read th hint in the problem text?) and, moreover, unconsistent results.</text:span></text:p>
            </office:annotation>
            <text:p>8.0</text:p>
          </table:table-cell>
          <table:table-cell table:style-name="data" office:value-type="float" office:value="11">
            <office:annotation draw:style-name="gr2" draw:text-style-name="P1" svg:width="1.6717in" svg:height="0.8567in" svg:x="10.678in" svg:y="0.4209in" draw:caption-point-x="0.2902in" draw:caption-point-y="0.3425in">
              <dc:date>2011-05-27T00:00:00</dc:date>
              <text:p text:style-name="P1"><text:span text:style-name="T1">Basic misunderstanding in the computation of eigenvectors, other errors in the evaluation of response, s-s only.</text:span></text:p>
            </office:annotation>
            <text:p>11.0</text:p>
          </table:table-cell>
          <table:table-cell table:style-name="data" table:formula="of:=SUM([.F5:.K5])" office:value-type="float" office:value="64">
            <text:p>64.0</text:p>
          </table:table-cell>
          <table:table-cell table:style-name="ce5" table:number-columns-repeated="1012"/>
        </table:table-row>
        <table:table-row table:style-name="ro2">
          <table:table-cell table:style-name="enumeration" office:value-type="float" office:value="6">
            <text:p>06 <text:s/></text:p>
          </table:table-cell>
          <table:table-cell table:style-name="ce3" office:value-type="string">
            <text:p>749438</text:p>
          </table:table-cell>
          <table:table-cell table:style-name="data" office:value-type="string">
            <text:p>Mohebi</text:p>
          </table:table-cell>
          <table:table-cell table:style-name="data" office:value-type="string">
            <text:p>Masoud</text:p>
          </table:table-cell>
          <table:table-cell table:style-name="data"/>
          <table:table-cell table:style-name="data" office:value-type="float" office:value="10">
            <office:annotation draw:style-name="gr1" draw:text-style-name="P1" svg:width="1.1413in" svg:height="0.2346in" svg:x="5.6898in" svg:y="0.3531in" draw:caption-point-x="-0.2402in" draw:caption-point-y="0.5957in">
              <dc:date>2011-05-27T00:00:00</dc:date>
              <text:p text:style-name="P1"><text:span text:style-name="T1">See Mat.749589</text:span></text:p>
            </office:annotation>
            <text:p>10.0</text:p>
          </table:table-cell>
          <table:table-cell table:style-name="data" office:value-type="float" office:value="14">
            <office:annotation draw:style-name="gr1" draw:text-style-name="P1" svg:width="1.1413in" svg:height="0.7012in" svg:x="6.9752in" svg:y="0.6063in" draw:caption-point-x="-0.2402in" draw:caption-point-y="0.3425in">
              <dc:date>2011-05-27T00:00:00</dc:date>
              <text:p text:style-name="P1"><text:span text:style-name="T1">2nd part omits the program and shows wrong results, from?</text:span></text:p>
            </office:annotation>
            <text:p>14.0</text:p>
          </table:table-cell>
          <table:table-cell table:style-name="data" office:value-type="float" office:value="14">
            <office:annotation draw:style-name="gr1" draw:text-style-name="P1" svg:width="1.1413in" svg:height="1.1677in" svg:x="8.1917in" svg:y="0.6063in" draw:caption-point-x="-0.2402in" draw:caption-point-y="0.3425in">
              <dc:date>2011-05-27T00:00:00</dc:date>
              <text:p text:style-name="P1"><text:span text:style-name="T1">A bit more of details (numerical values of ATA and Atb)) would gave you a perfect score</text:span></text:p>
            </office:annotation>
            <text:p>14.0</text:p>
          </table:table-cell>
          <table:table-cell table:style-name="data" office:value-type="float" office:value="7">
            <office:annotation draw:style-name="gr1" draw:text-style-name="P1" svg:width="1.1413in" svg:height="0.3902in" svg:x="9.0185in" svg:y="0.6063in" draw:caption-point-x="-0.2402in" draw:caption-point-y="0.3425in">
              <dc:date>2011-05-27T00:00:00</dc:date>
              <text:p text:style-name="P1"><text:span text:style-name="T1">Many different errors, ng</text:span></text:p>
            </office:annotation>
            <text:p>7.0</text:p>
          </table:table-cell>
          <table:table-cell table:style-name="data" office:value-type="float" office:value="8">
            <office:annotation draw:style-name="gr1" draw:text-style-name="P1" svg:width="1.1413in" svg:height="1.1677in" svg:x="10.2in" svg:y="0.6063in" draw:caption-point-x="-0.2402in" draw:caption-point-y="0.3425in">
              <dc:date>2011-05-27T00:00:00</dc:date>
              <text:p text:style-name="P1"><text:span text:style-name="T1">Usual error (have you read th hint in the problem text?) and, moreover, unconsistent results.</text:span></text:p>
            </office:annotation>
            <text:p>8.0</text:p>
          </table:table-cell>
          <table:table-cell table:style-name="data" office:value-type="float" office:value="11">
            <office:annotation draw:style-name="gr2" draw:text-style-name="P1" svg:width="1.6717in" svg:height="0.8567in" svg:x="10.678in" svg:y="0.6063in" draw:caption-point-x="0.2902in" draw:caption-point-y="0.3425in">
              <dc:date>2011-05-27T00:00:00</dc:date>
              <text:p text:style-name="P1"><text:span text:style-name="T1">Basic misunderstanding in the computation of eigenvectors, other errors in the evaluation of response, s-s only.</text:span></text:p>
            </office:annotation>
            <text:p>11.0</text:p>
          </table:table-cell>
          <table:table-cell table:style-name="data" table:formula="of:=SUM([.F6:.K6])" office:value-type="float" office:value="64">
            <text:p>64.0</text:p>
          </table:table-cell>
          <table:table-cell table:style-name="ce5" table:number-columns-repeated="1012"/>
        </table:table-row>
        <table:table-row table:style-name="ro2">
          <table:table-cell table:style-name="enumeration" office:value-type="float" office:value="7">
            <text:p>07 <text:s/></text:p>
          </table:table-cell>
          <table:table-cell table:style-name="ce3" office:value-type="string">
            <text:p>740893</text:p>
          </table:table-cell>
          <table:table-cell table:style-name="data" office:value-type="string">
            <text:p>Pouyaei</text:p>
          </table:table-cell>
          <table:table-cell table:style-name="data" office:value-type="string">
            <text:p>Farhang</text:p>
          </table:table-cell>
          <table:table-cell table:style-name="data" table:number-columns-repeated="7"/>
          <table:table-cell table:style-name="data" table:formula="of:=SUM([.F7:.K7])" office:value-type="float" office:value="0">
            <text:p>0.0</text:p>
          </table:table-cell>
          <table:table-cell table:style-name="ce5" table:number-columns-repeated="1012"/>
        </table:table-row>
        <table:table-row table:style-name="ro2">
          <table:table-cell table:style-name="enumeration" office:value-type="float" office:value="8">
            <text:p>08 <text:s/></text:p>
          </table:table-cell>
          <table:table-cell table:style-name="ce3" office:value-type="string">
            <text:p>749589</text:p>
          </table:table-cell>
          <table:table-cell table:style-name="data" office:value-type="string">
            <text:p>Radaei</text:p>
          </table:table-cell>
          <table:table-cell table:style-name="data" office:value-type="string">
            <text:p>Amir Mohammad</text:p>
          </table:table-cell>
          <table:table-cell table:style-name="data"/>
          <table:table-cell table:style-name="data" office:value-type="float" office:value="10">
            <office:annotation draw:style-name="gr1" draw:text-style-name="P1" svg:width="1.1413in" svg:height="0.2346in" svg:x="5.6898in" svg:y="0.724in" draw:caption-point-x="-0.2402in" draw:caption-point-y="0.5957in">
              <dc:date>2011-05-27T00:00:00</dc:date>
              <text:p text:style-name="P1"><text:span text:style-name="T1">See Mat.749435</text:span></text:p>
            </office:annotation>
            <text:p>10.0</text:p>
          </table:table-cell>
          <table:table-cell table:style-name="data" office:value-type="float" office:value="14">
            <office:annotation draw:style-name="gr1" draw:text-style-name="P1" svg:width="1.1413in" svg:height="0.7012in" svg:x="6.9752in" svg:y="0.9772in" draw:caption-point-x="-0.2402in" draw:caption-point-y="0.3425in">
              <dc:date>2011-05-27T00:00:00</dc:date>
              <text:p text:style-name="P1"><text:span text:style-name="T1">2nd part omits the program and shows wrong results, from?</text:span></text:p>
            </office:annotation>
            <text:p>14.0</text:p>
          </table:table-cell>
          <table:table-cell table:style-name="data" office:value-type="float" office:value="14">
            <office:annotation draw:style-name="gr1" draw:text-style-name="P1" svg:width="1.1413in" svg:height="1.1677in" svg:x="8.1917in" svg:y="0.9772in" draw:caption-point-x="-0.2402in" draw:caption-point-y="0.3425in">
              <dc:date>2011-05-27T00:00:00</dc:date>
              <text:p text:style-name="P1"><text:span text:style-name="T1">A bit more of details (numerical values of ATA and Atb)) would gave you a perfect score</text:span></text:p>
            </office:annotation>
            <text:p>14.0</text:p>
          </table:table-cell>
          <table:table-cell table:style-name="data" office:value-type="float" office:value="7">
            <office:annotation draw:style-name="gr1" draw:text-style-name="P1" svg:width="1.1413in" svg:height="0.3902in" svg:x="9.0185in" svg:y="0.9772in" draw:caption-point-x="-0.2402in" draw:caption-point-y="0.3425in">
              <dc:date>2011-05-27T00:00:00</dc:date>
              <text:p text:style-name="P1"><text:span text:style-name="T1">Many different errors, ng</text:span></text:p>
            </office:annotation>
            <text:p>7.0</text:p>
          </table:table-cell>
          <table:table-cell table:style-name="data" office:value-type="float" office:value="8">
            <office:annotation draw:style-name="gr1" draw:text-style-name="P1" svg:width="1.1413in" svg:height="1.1677in" svg:x="10.2in" svg:y="0.9772in" draw:caption-point-x="-0.2402in" draw:caption-point-y="0.3425in">
              <dc:date>2011-05-27T00:00:00</dc:date>
              <text:p text:style-name="P1"><text:span text:style-name="T1">Usual error (have you read th hint in the problem text?) and, moreover, unconsistent results.</text:span></text:p>
            </office:annotation>
            <text:p>8.0</text:p>
          </table:table-cell>
          <table:table-cell table:style-name="data" office:value-type="float" office:value="11">
            <office:annotation draw:style-name="gr2" draw:text-style-name="P1" svg:width="1.6717in" svg:height="0.8567in" svg:x="10.678in" svg:y="0.9772in" draw:caption-point-x="0.2902in" draw:caption-point-y="0.3425in">
              <dc:date>2011-05-27T00:00:00</dc:date>
              <text:p text:style-name="P1"><text:span text:style-name="T1">Basic misunderstanding in the computation of eigenvectors, other errors in the evaluation of response, s-s only.</text:span></text:p>
            </office:annotation>
            <text:p>11.0</text:p>
          </table:table-cell>
          <table:table-cell table:style-name="data" table:formula="of:=SUM([.F8:.K8])" office:value-type="float" office:value="64">
            <text:p>64.0</text:p>
          </table:table-cell>
          <table:table-cell table:style-name="ce5" table:number-columns-repeated="1012"/>
        </table:table-row>
        <table:table-row table:style-name="ro2">
          <table:table-cell/>
          <table:table-cell table:style-name="ce4"/>
          <table:table-cell table:style-name="ce5" table:number-columns-repeated="1022"/>
        </table:table-row>
        <table:table-row table:style-name="ro1">
          <table:table-cell table:style-name="column_20_header"/>
          <table:table-cell table:style-name="ce2" office:value-type="string">
            <text:p>Matricola</text:p>
          </table:table-cell>
          <table:table-cell table:style-name="ce2" office:value-type="string">
            <text:p>Cognome</text:p>
          </table:table-cell>
          <table:table-cell table:style-name="ce2" office:value-type="string">
            <text:p>Nome</text:p>
          </table:table-cell>
          <table:table-cell table:style-name="ce2"/>
          <table:table-cell table:style-name="ce9" office:value-type="string">
            <text:p>Impact (10)</text:p>
          </table:table-cell>
          <table:table-cell table:style-name="ce9" office:value-type="string">
            <text:p>Insulation (20)</text:p>
          </table:table-cell>
          <table:table-cell table:style-name="ce9" office:value-type="string">
            <text:p>Damping (15)</text:p>
          </table:table-cell>
          <table:table-cell table:style-name="ce9" office:value-type="string">
            <text:p>PLV (15)</text:p>
          </table:table-cell>
          <table:table-cell table:style-name="ce9" office:value-type="string">
            <text:p>Rayleigh (15)</text:p>
          </table:table-cell>
          <table:table-cell table:style-name="ce9" office:value-type="string">
            <text:p>3 DOF (25)</text:p>
          </table:table-cell>
          <table:table-cell table:style-name="ce9" office:value-type="string">
            <text:p>Total</text:p>
          </table:table-cell>
          <table:table-cell table:style-name="ce2" table:number-columns-repeated="1012"/>
        </table:table-row>
        <table:table-row table:style-name="ro2">
          <table:table-cell table:style-name="enumeration" office:value-type="float" office:value="1">
            <text:p>01 <text:s/></text:p>
          </table:table-cell>
          <table:table-cell table:style-name="data" office:value-type="string">
            <text:p>770644</text:p>
          </table:table-cell>
          <table:table-cell table:style-name="data" office:value-type="string">
            <text:p>Bai</text:p>
          </table:table-cell>
          <table:table-cell table:style-name="data" office:value-type="string">
            <text:p>Qiannan</text:p>
          </table:table-cell>
          <table:table-cell table:style-name="ce6"/>
          <table:table-cell table:style-name="data" office:value-type="float" office:value="10">
            <text:p>10.0</text:p>
          </table:table-cell>
          <table:table-cell table:style-name="data" office:value-type="float" office:value="18">
            <office:annotation draw:style-name="gr3" draw:text-style-name="P1" svg:width="3.2665in" svg:height="1.1677in" svg:x="4.522in" svg:y="0.8232in" draw:caption-point-x="2.213in" draw:caption-point-y="1.0705in">
              <dc:date>2011-05-19T00:00:00</dc:date>
              <text:p text:style-name="P1"><text:span text:style-name="T1">The single disequality you wrote is wrong.</text:span></text:p>
              <text:p text:style-name="P1"><text:span text:style-name="T1">The response time history is not accurate, maybe a smaller “h” would have given better results.</text:span></text:p>
              <text:p text:style-name="P1"><text:span text:style-name="T1">You have not made the step of multiplying the response displs by “k” to conclude that an undamped system is not adequate for our purposes.</text:span></text:p>
            </office:annotation>
            <text:p>18.0</text:p>
          </table:table-cell>
          <table:table-cell table:style-name="data" office:value-type="float" office:value="14">
            <office:annotation draw:style-name="gr4" draw:text-style-name="P1" svg:width="2.8567in" svg:height="0.5898in" svg:x="6.4764in" svg:y="1.7193in" draw:caption-point-x="1.4752in" draw:caption-point-y="0.1744in">
              <dc:date>2011-05-19T00:00:00</dc:date>
              <text:p text:style-name="P1"><text:span text:style-name="T1">The <text:s/>coefficient “a” in the linear regression formula in neither explained nor given a value.</text:span></text:p>
            </office:annotation>
            <text:p>14.0</text:p>
          </table:table-cell>
          <table:table-cell table:style-name="data" office:value-type="float" office:value="9">
            <office:annotation draw:style-name="gr5" draw:text-style-name="P1" svg:width="5.1937in" svg:height="0.7012in" svg:x="4.9661in" svg:y="1.2969in" draw:caption-point-x="3.8122in" draw:caption-point-y="0.5969in">
              <dc:date>2011-05-19T00:00:00</dc:date>
              <text:p text:style-name="P1"><text:span text:style-name="T1">Different errors writing the inertial forces.</text:span></text:p>
              <text:p text:style-name="P1"><text:span text:style-name="T1"/></text:p>
              <text:p text:style-name="P1"><text:span text:style-name="T1">1. The vertical component is totally neglected.</text:span></text:p>
              <text:p text:style-name="P1"><text:span text:style-name="T1">2. Conceptual(?) error writing the horizontal components of the inertia forces.</text:span></text:p>
            </office:annotation>
            <text:p>9.0</text:p>
          </table:table-cell>
          <table:table-cell table:style-name="data" office:value-type="float" office:value="15">
            <text:p>15.0</text:p>
          </table:table-cell>
          <table:table-cell table:style-name="data" office:value-type="float" office:value="18">
            <office:annotation draw:style-name="gr6" draw:text-style-name="P1" svg:width="5.1803in" svg:height="0.3902in" svg:x="7.1693in" svg:y="1.2969in" draw:caption-point-x="3.7988in" draw:caption-point-y="0.5969in">
              <dc:date>2011-05-19T00:00:00</dc:date>
              <text:p text:style-name="P1"><text:span text:style-name="T1">3. the derivation of x_3 is completely missing</text:span></text:p>
              <text:p text:style-name="P1"><text:span text:style-name="T1">4. the plot is not a plot of x_3, but of its the steady state component only</text:span></text:p>
            </office:annotation>
            <text:p>18.0</text:p>
          </table:table-cell>
          <table:table-cell table:style-name="data" table:formula="of:=SUM([.F11:.K11])" office:value-type="float" office:value="84">
            <text:p>84.0</text:p>
          </table:table-cell>
          <table:table-cell table:style-name="ce5" table:number-columns-repeated="1012"/>
        </table:table-row>
        <table:table-row table:style-name="ro2">
          <table:table-cell table:style-name="enumeration" office:value-type="float" office:value="2">
            <text:p>02 <text:s/></text:p>
          </table:table-cell>
          <table:table-cell table:style-name="data" office:value-type="string">
            <text:p>770161</text:p>
          </table:table-cell>
          <table:table-cell table:style-name="data" office:value-type="string">
            <text:p>Biotto</text:p>
          </table:table-cell>
          <table:table-cell table:style-name="data" office:value-type="string">
            <text:p>Davide</text:p>
          </table:table-cell>
          <table:table-cell table:style-name="ce6"/>
          <table:table-cell table:style-name="data" office:value-type="float" office:value="10">
            <text:p>10.0</text:p>
          </table:table-cell>
          <table:table-cell table:style-name="data" office:value-type="float" office:value="14">
            <office:annotation draw:style-name="gr7" draw:text-style-name="P1" svg:width="3.1339in" svg:height="1.0122in" svg:x="6.9752in" svg:y="0.8583in" draw:caption-point-x="-0.2402in" draw:caption-point-y="1.2209in">
              <dc:date>2011-05-19T00:00:00</dc:date>
              <text:p text:style-name="P1"><text:span text:style-name="T1">The value of “k” is not rounded correctly.</text:span></text:p>
              <text:p text:style-name="P1"><text:span text:style-name="T1">The integration procedure, not detailed beside a cut&amp;paste from Chopra's, has some undocumented failure, as the results are plainly wrong, thus implying that the discussion about the benefits of damping is omitted.</text:span></text:p>
            </office:annotation>
            <text:p>14.0</text:p>
          </table:table-cell>
          <table:table-cell table:style-name="data" office:value-type="float" office:value="11">
            <office:annotation draw:style-name="gr8" draw:text-style-name="P1" svg:width="2.6587in" svg:height="0.7268in" svg:x="8.1917in" svg:y="0.8386in" draw:caption-point-x="-0.2402in" draw:caption-point-y="1.2406in">
              <dc:date>2011-05-19T00:00:00</dc:date>
              <text:p text:style-name="P1"><text:span text:style-name="T1">The best estimate procedure for “k” and “m” is indeed original...</text:span></text:p>
              <text:p text:style-name="P1"><text:span text:style-name="T1"/></text:p>
              <text:p text:style-name="P1"><text:span text:style-name="T1">The estimate for </text:span><text:span text:style-name="T2">z</text:span><text:span text:style-name="T1"> is wrong.</text:span></text:p>
            </office:annotation>
            <text:p>11.0</text:p>
          </table:table-cell>
          <table:table-cell table:style-name="data" office:value-type="float" office:value="9">
            <office:annotation draw:style-name="gr9" draw:text-style-name="P1" svg:width="2.9669in" svg:height="0.2346in" svg:x="9.0185in" svg:y="1.402in" draw:caption-point-x="-0.2402in" draw:caption-point-y="0.6772in">
              <dc:date>2011-05-19T00:00:00</dc:date>
              <text:p text:style-name="P1"><text:span text:style-name="T1">Exactly the same errors as <text:s/>mat.770644</text:span></text:p>
            </office:annotation>
            <text:p>9.0</text:p>
          </table:table-cell>
          <table:table-cell table:style-name="data" table:formula="of:=15*5/10" office:value-type="float" office:value="7.5">
            <office:annotation draw:style-name="gr7" draw:text-style-name="P1" svg:width="4.4969in" svg:height="1.0122in" svg:x="10.2in" svg:y="1.4823in" draw:caption-point-x="-0.2402in" draw:caption-point-y="0.5969in">
              <dc:date>2011-05-19T00:00:00</dc:date>
              <text:p text:style-name="P1"><text:span text:style-name="T1">Apart a typo, the 1st appr. Is correct, but later ones are not, because the nodal inertial forces used to derive inertial displacements are computed on false premises, despite the hinting in the problem text.</text:span></text:p>
              <text:p text:style-name="P1"><text:span text:style-name="T1">Finally, the fundamental frequency estimated in the last step is substantially lower than the exact fundamental frequency you found in prob.6, using eigenvalue analysis, contradicting the Rayleigh principle.</text:span></text:p>
            </office:annotation>
            <text:p>7.5</text:p>
          </table:table-cell>
          <table:table-cell table:style-name="data" office:value-type="float" office:value="16">
            <office:annotation draw:style-name="gr10" draw:text-style-name="P1" svg:width="3.8402in" svg:height="0.4366in" svg:x="11.2083in" svg:y="1.4823in" draw:caption-point-x="-0.2402in" draw:caption-point-y="0.5969in">
              <dc:date>2011-05-19T00:00:00</dc:date>
              <text:p text:style-name="P1"><text:span text:style-name="T3">As above, mat. 770644, except there is a tentative of justification of the results.</text:span></text:p>
            </office:annotation>
            <text:p>16.0</text:p>
          </table:table-cell>
          <table:table-cell table:style-name="data" table:formula="of:=SUM([.F12:.K12])" office:value-type="float" office:value="67.5">
            <text:p>67.5</text:p>
          </table:table-cell>
          <table:table-cell table:style-name="ce5" table:number-columns-repeated="1012"/>
        </table:table-row>
        <table:table-row table:style-name="ro2">
          <table:table-cell table:style-name="enumeration" office:value-type="float" office:value="3">
            <text:p>03 <text:s/></text:p>
          </table:table-cell>
          <table:table-cell table:style-name="data" office:value-type="string">
            <text:p>766479</text:p>
          </table:table-cell>
          <table:table-cell table:style-name="data" office:value-type="string">
            <text:p>Bolis</text:p>
          </table:table-cell>
          <table:table-cell table:style-name="data" office:value-type="string">
            <text:p>Beatrice</text:p>
          </table:table-cell>
          <table:table-cell table:style-name="data"/>
          <table:table-cell table:style-name="data" office:value-type="float" office:value="10">
            <text:p>10.0</text:p>
          </table:table-cell>
          <table:table-cell table:style-name="data" office:value-type="float" office:value="14">
            <office:annotation draw:style-name="gr7" draw:text-style-name="P1" svg:width="2.2039in" svg:height="1.0122in" svg:x="6.9752in" svg:y="1.6689in" draw:caption-point-x="-0.2402in" draw:caption-point-y="0.5957in">
              <dc:date>2011-05-27T00:00:00</dc:date>
              <text:p text:style-name="P1"><text:span text:style-name="T1">a) OK</text:span></text:p>
              <text:p text:style-name="P1"><text:span text:style-name="T1">b) the solution is not affected by inertial forces, maybe some problem in the implementation? No discussion of the implicit question about damping</text:span></text:p>
            </office:annotation>
            <text:p>14.0</text:p>
          </table:table-cell>
          <table:table-cell table:style-name="data" office:value-type="float" office:value="14.5">
            <office:annotation draw:style-name="gr1" draw:text-style-name="P1" svg:width="1.1413in" svg:height="0.5457in" svg:x="8.1917in" svg:y="1.6689in" draw:caption-point-x="-0.2402in" draw:caption-point-y="0.5957in">
              <dc:date>2011-05-27T00:00:00</dc:date>
              <text:p text:style-name="P1"><text:span text:style-name="T1">Almost ok (the procedue is not justified)</text:span></text:p>
            </office:annotation>
            <text:p>14.5</text:p>
          </table:table-cell>
          <table:table-cell table:style-name="data" office:value-type="float" office:value="8">
            <office:annotation draw:style-name="gr1" draw:text-style-name="P1" svg:width="1.1413in" svg:height="1.0122in" svg:x="9.0185in" svg:y="1.6689in" draw:caption-point-x="-0.2402in" draw:caption-point-y="0.5957in">
              <dc:date>2011-05-27T00:00:00</dc:date>
              <text:p text:style-name="P1"><text:span text:style-name="T1">Forgets the vertical component of inertial forces and does other errors too</text:span></text:p>
            </office:annotation>
            <text:p>8.0</text:p>
          </table:table-cell>
          <table:table-cell table:style-name="data" office:value-type="float" office:value="9.5">
            <office:annotation draw:style-name="gr1" draw:text-style-name="P1" svg:width="1.1413in" svg:height="0.7012in" svg:x="10.2in" svg:y="1.6689in" draw:caption-point-x="-0.2402in" draw:caption-point-y="0.5957in">
              <dc:date>2011-05-27T00:00:00</dc:date>
              <text:p text:style-name="P1"><text:span text:style-name="T1">R_oo OK, then doesn't write the correct nodal forces</text:span></text:p>
            </office:annotation>
            <text:p>9.5</text:p>
          </table:table-cell>
          <table:table-cell table:style-name="data" office:value-type="float" office:value="21">
            <office:annotation draw:style-name="gr1" draw:text-style-name="P1" svg:width="1.1413in" svg:height="0.5457in" svg:x="11.2083in" svg:y="1.6689in" draw:caption-point-x="-0.2402in" draw:caption-point-y="0.5957in">
              <dc:date>2011-05-27T00:00:00</dc:date>
              <text:p text:style-name="P1"><text:span text:style-name="T1">1.2 OK</text:span></text:p>
              <text:p text:style-name="P1"><text:span text:style-name="T1">3, 4 only s-s component</text:span></text:p>
            </office:annotation>
            <text:p>21.0</text:p>
          </table:table-cell>
          <table:table-cell table:style-name="data" table:formula="of:=SUM([.F13:.K13])" office:value-type="float" office:value="77">
            <text:p>77.0</text:p>
          </table:table-cell>
          <table:table-cell table:style-name="ce5" table:number-columns-repeated="1012"/>
        </table:table-row>
        <table:table-row table:style-name="ro2">
          <table:table-cell table:style-name="enumeration" office:value-type="float" office:value="4">
            <text:p>04 <text:s/></text:p>
          </table:table-cell>
          <table:table-cell table:style-name="data" office:value-type="string">
            <text:p>770049</text:p>
          </table:table-cell>
          <table:table-cell table:style-name="data" office:value-type="string">
            <text:p>Corti</text:p>
          </table:table-cell>
          <table:table-cell table:style-name="data" office:value-type="string">
            <text:p>Lorenzo</text:p>
          </table:table-cell>
          <table:table-cell table:style-name="data"/>
          <table:table-cell table:style-name="data" office:value-type="float" office:value="10">
            <text:p>10.0</text:p>
          </table:table-cell>
          <table:table-cell table:style-name="data" office:value-type="float" office:value="14">
            <office:annotation draw:style-name="gr1" draw:text-style-name="P1" svg:width="1.1413in" svg:height="0.3902in" svg:x="6.9752in" svg:y="1.8543in" draw:caption-point-x="-0.2402in" draw:caption-point-y="0.5957in">
              <dc:date>2011-05-27T00:00:00</dc:date>
              <text:p text:style-name="P1"><text:span text:style-name="T1">See comments for Mat. 766479</text:span></text:p>
            </office:annotation>
            <text:p>14.0</text:p>
          </table:table-cell>
          <table:table-cell table:style-name="data" office:value-type="float" office:value="14.5">
            <office:annotation draw:style-name="gr1" draw:text-style-name="P1" svg:width="1.1413in" svg:height="0.3902in" svg:x="8.1917in" svg:y="1.8543in" draw:caption-point-x="-0.2402in" draw:caption-point-y="0.5957in">
              <dc:date>2011-05-27T00:00:00</dc:date>
              <text:p text:style-name="P1"><text:span text:style-name="T1">See comments for Mat. 766479</text:span></text:p>
            </office:annotation>
            <text:p>14.5</text:p>
          </table:table-cell>
          <table:table-cell table:style-name="data" office:value-type="float" office:value="8">
            <office:annotation draw:style-name="gr1" draw:text-style-name="P1" svg:width="1.1413in" svg:height="0.3902in" svg:x="9.0185in" svg:y="1.8543in" draw:caption-point-x="-0.2402in" draw:caption-point-y="0.5957in">
              <dc:date>2011-05-27T00:00:00</dc:date>
              <text:p text:style-name="P1"><text:span text:style-name="T1">See comments for Mat. 766479</text:span></text:p>
            </office:annotation>
            <text:p>8.0</text:p>
          </table:table-cell>
          <table:table-cell table:style-name="data" office:value-type="float" office:value="9.5">
            <office:annotation draw:style-name="gr1" draw:text-style-name="P1" svg:width="1.1413in" svg:height="0.3902in" svg:x="10.2in" svg:y="1.8543in" draw:caption-point-x="-0.2402in" draw:caption-point-y="0.5957in">
              <dc:date>2011-05-27T00:00:00</dc:date>
              <text:p text:style-name="P1"><text:span text:style-name="T1">See comments for Mat. 766479</text:span></text:p>
            </office:annotation>
            <text:p>9.5</text:p>
          </table:table-cell>
          <table:table-cell table:style-name="data" office:value-type="float" office:value="21">
            <office:annotation draw:style-name="gr1" draw:text-style-name="P1" svg:width="1.1413in" svg:height="0.5457in" svg:x="11.2083in" svg:y="1.8543in" draw:caption-point-x="-0.2402in" draw:caption-point-y="0.5957in">
              <dc:date>2011-05-27T00:00:00</dc:date>
              <text:p text:style-name="P1"><text:span text:style-name="T1">See comments for Mat. 766479</text:span></text:p>
              <text:p text:style-name="P1"><text:span text:style-name="T1"/></text:p>
            </office:annotation>
            <text:p>21.0</text:p>
          </table:table-cell>
          <table:table-cell table:style-name="data" table:formula="of:=SUM([.F14:.K14])" office:value-type="float" office:value="77">
            <text:p>77.0</text:p>
          </table:table-cell>
          <table:table-cell table:style-name="ce5" table:number-columns-repeated="1012"/>
        </table:table-row>
        <table:table-row table:style-name="ro2">
          <table:table-cell table:style-name="enumeration" office:value-type="float" office:value="5">
            <text:p>05 <text:s/></text:p>
          </table:table-cell>
          <table:table-cell table:style-name="data" office:value-type="string">
            <text:p>768010</text:p>
          </table:table-cell>
          <table:table-cell table:style-name="data" office:value-type="string">
            <text:p>Corti</text:p>
          </table:table-cell>
          <table:table-cell table:style-name="data" office:value-type="string">
            <text:p>Luca Giuseppe</text:p>
          </table:table-cell>
          <table:table-cell table:style-name="data"/>
          <table:table-cell table:style-name="data" office:value-type="float" office:value="10">
            <text:p>10.0</text:p>
          </table:table-cell>
          <table:table-cell table:style-name="data" office:value-type="float" office:value="14">
            <office:annotation draw:style-name="gr1" draw:text-style-name="P1" svg:width="1.1413in" svg:height="0.3902in" svg:x="6.9752in" svg:y="2.0398in" draw:caption-point-x="-0.2402in" draw:caption-point-y="0.5957in">
              <dc:date>2011-05-27T00:00:00</dc:date>
              <text:p text:style-name="P1"><text:span text:style-name="T1">See comments for Mat. 766479</text:span></text:p>
            </office:annotation>
            <text:p>14.0</text:p>
          </table:table-cell>
          <table:table-cell table:style-name="data" office:value-type="float" office:value="14.5">
            <office:annotation draw:style-name="gr1" draw:text-style-name="P1" svg:width="1.1413in" svg:height="0.3902in" svg:x="8.1917in" svg:y="2.0398in" draw:caption-point-x="-0.2402in" draw:caption-point-y="0.5957in">
              <dc:date>2011-05-27T00:00:00</dc:date>
              <text:p text:style-name="P1"><text:span text:style-name="T1">See comments for Mat. 766479</text:span></text:p>
            </office:annotation>
            <text:p>14.5</text:p>
          </table:table-cell>
          <table:table-cell table:style-name="data" office:value-type="float" office:value="8">
            <office:annotation draw:style-name="gr1" draw:text-style-name="P1" svg:width="1.1413in" svg:height="0.3902in" svg:x="9.0185in" svg:y="2.0398in" draw:caption-point-x="-0.2402in" draw:caption-point-y="0.5957in">
              <dc:date>2011-05-27T00:00:00</dc:date>
              <text:p text:style-name="P1"><text:span text:style-name="T1">See comments for Mat. 766479</text:span></text:p>
            </office:annotation>
            <text:p>8.0</text:p>
          </table:table-cell>
          <table:table-cell table:style-name="data" office:value-type="float" office:value="9.5">
            <office:annotation draw:style-name="gr1" draw:text-style-name="P1" svg:width="1.1413in" svg:height="0.3902in" svg:x="10.2in" svg:y="2.0398in" draw:caption-point-x="-0.2402in" draw:caption-point-y="0.5957in">
              <dc:date>2011-05-27T00:00:00</dc:date>
              <text:p text:style-name="P1"><text:span text:style-name="T1">See comments for Mat. 766479</text:span></text:p>
            </office:annotation>
            <text:p>9.5</text:p>
          </table:table-cell>
          <table:table-cell table:style-name="data" office:value-type="float" office:value="21">
            <office:annotation draw:style-name="gr1" draw:text-style-name="P1" svg:width="1.1413in" svg:height="0.5457in" svg:x="11.2083in" svg:y="2.0398in" draw:caption-point-x="-0.2402in" draw:caption-point-y="0.5957in">
              <dc:date>2011-05-27T00:00:00</dc:date>
              <text:p text:style-name="P1"><text:span text:style-name="T1">See comments for Mat. 766479</text:span></text:p>
              <text:p text:style-name="P1"><text:span text:style-name="T1"/></text:p>
            </office:annotation>
            <text:p>21.0</text:p>
          </table:table-cell>
          <table:table-cell table:style-name="data" table:formula="of:=SUM([.F15:.K15])" office:value-type="float" office:value="77">
            <text:p>77.0</text:p>
          </table:table-cell>
          <table:table-cell table:style-name="ce5" table:number-columns-repeated="1012"/>
        </table:table-row>
        <table:table-row table:style-name="ro3">
          <table:table-cell table:style-name="enumeration" office:value-type="float" office:value="6">
            <text:p>06 <text:s/></text:p>
          </table:table-cell>
          <table:table-cell table:style-name="data" office:value-type="string">
            <text:p>764022</text:p>
          </table:table-cell>
          <table:table-cell table:style-name="data" office:value-type="string">
            <text:p>Djahangard</text:p>
          </table:table-cell>
          <table:table-cell table:style-name="data" office:value-type="string">
            <text:p>Mahyar</text:p>
          </table:table-cell>
          <table:table-cell table:style-name="data"/>
          <table:table-cell table:style-name="data" office:value-type="float" office:value="10">
            <text:p>10.0</text:p>
          </table:table-cell>
          <table:table-cell table:style-name="data" office:value-type="float" office:value="14">
            <office:annotation draw:style-name="gr3" draw:text-style-name="P1" svg:width="2.1886in" svg:height="1.1677in" svg:x="6.9752in" svg:y="2.2252in" draw:caption-point-x="-0.2402in" draw:caption-point-y="0.5957in">
              <dc:date>2011-05-27T00:00:00</dc:date>
              <text:p text:style-name="P1"><text:span text:style-name="T1">a) OK</text:span></text:p>
              <text:p text:style-name="P1"><text:span text:style-name="T1">b) the solution is not affected by inertial forces, maybe some problem in the implementation (that you did not show)? No discussion of the implicit question about damping</text:span></text:p>
            </office:annotation>
            <text:p>14.0</text:p>
          </table:table-cell>
          <table:table-cell table:style-name="data" office:value-type="float" office:value="13.5">
            <office:annotation draw:style-name="gr1" draw:text-style-name="P1" svg:width="1.1413in" svg:height="1.0122in" svg:x="8.1917in" svg:y="2.2252in" draw:caption-point-x="-0.2402in" draw:caption-point-y="0.5957in">
              <dc:date>2011-05-27T00:00:00</dc:date>
              <text:p text:style-name="P1"><text:span text:style-name="T1">Almost ok (the procedue is not justified), also error in zeta (without procedure)</text:span></text:p>
            </office:annotation>
            <text:p>13.5</text:p>
          </table:table-cell>
          <table:table-cell table:style-name="data" office:value-type="float" office:value="6">
            <office:annotation draw:style-name="gr1" draw:text-style-name="P1" svg:width="1.1413in" svg:height="1.0122in" svg:x="9.0185in" svg:y="2.2252in" draw:caption-point-x="-0.2402in" draw:caption-point-y="0.5957in">
              <dc:date>2011-05-27T00:00:00</dc:date>
              <text:p text:style-name="P1"><text:span text:style-name="T1">For me, it's very difficult to understand your procedure... many errors and wrong results</text:span></text:p>
            </office:annotation>
            <text:p>6.0</text:p>
          </table:table-cell>
          <table:table-cell table:style-name="data" office:value-type="float" office:value="8">
            <office:annotation draw:style-name="gr1" draw:text-style-name="P1" svg:width="1.1413in" svg:height="1.0122in" svg:x="10.2in" svg:y="2.2252in" draw:caption-point-x="-0.2402in" draw:caption-point-y="0.5957in">
              <dc:date>2011-05-27T00:00:00</dc:date>
              <text:p text:style-name="P1"><text:span text:style-name="T1">The equation written for V^1 is </text:span><text:span text:style-name="T4">clearly </text:span><text:span text:style-name="T1">wrong, and so are all the results following R_oo.</text:span></text:p>
            </office:annotation>
            <text:p>8.0</text:p>
          </table:table-cell>
          <table:table-cell table:style-name="data" office:value-type="float" office:value="11">
            <office:annotation draw:style-name="gr11" draw:text-style-name="P2" svg:width="1.7161in" svg:height="1.3232in" svg:x="11.2083in" svg:y="2.226in" draw:caption-point-x="-0.2402in" draw:caption-point-y="0.5949in">
              <dc:date>2011-05-28T00:00:00</dc:date>
              <text:p text:style-name="P2"><text:span text:style-name="T1">Apparently, you've not understood the concept of eigenvector...</text:span></text:p>
              <text:p text:style-name="P2"><text:span text:style-name="T1">There are other errors in the determination of x_3, and, moreover, you give the (wrong valued) s-s component only.</text:span></text:p>
            </office:annotation>
            <text:p>11.0</text:p>
          </table:table-cell>
          <table:table-cell table:style-name="data" table:formula="of:=SUM([.F16:.K16])" office:value-type="float" office:value="62.5">
            <text:p>62.5</text:p>
          </table:table-cell>
          <table:table-cell table:style-name="ce5" table:number-columns-repeated="1012"/>
        </table:table-row>
        <table:table-row table:style-name="ro2">
          <table:table-cell table:style-name="enumeration" office:value-type="float" office:value="7">
            <text:p>07 <text:s/></text:p>
          </table:table-cell>
          <table:table-cell table:style-name="data" office:value-type="string">
            <text:p>762900</text:p>
          </table:table-cell>
          <table:table-cell table:style-name="data" office:value-type="string">
            <text:p>El Husseiny</text:p>
          </table:table-cell>
          <table:table-cell table:style-name="data" office:value-type="string">
            <text:p>Abdelhameed Mohamed</text:p>
          </table:table-cell>
          <table:table-cell table:style-name="ce6"/>
          <table:table-cell table:style-name="data" office:value-type="float" office:value="10">
            <text:p>10.0</text:p>
          </table:table-cell>
          <table:table-cell table:style-name="data" office:value-type="float" office:value="14">
            <office:annotation draw:style-name="gr3" draw:text-style-name="P1" svg:width="3.8492in" svg:height="1.1677in" svg:x="4.2673in" svg:y="1.7134in" draw:caption-point-x="2.4677in" draw:caption-point-y="1.3276in">
              <dc:date>2011-05-19T00:00:00</dc:date>
              <text:p text:style-name="P1"><text:span text:style-name="T1">Different errors in the tabular that you use to compute “k”, all in the labels column anyway... most irritating is using wrong units for the result (kg/m vs N/m)</text:span></text:p>
              <text:p text:style-name="P1"><text:span text:style-name="T1">The numerical procedure has to be wrong (no code shown) as the numerical results are clearly wrong.</text:span></text:p>
              <text:p text:style-name="P1"><text:span text:style-name="T1">No comment is given on the inappropriateness of the solution found.</text:span></text:p>
            </office:annotation>
            <text:p>14.0</text:p>
          </table:table-cell>
          <table:table-cell table:style-name="data" office:value-type="float" office:value="12.5">
            <office:annotation draw:style-name="gr12" draw:text-style-name="P1" svg:width="9.3315in" svg:height="0.7051in" svg:x="0.0016in" svg:y="1.9736in" draw:caption-point-x="7.95in" draw:caption-point-y="1.0673in">
              <dc:date>2011-05-27T00:00:00</dc:date>
              <text:p text:style-name="P1"><text:span text:style-name="T1">The solution is not clearly motivated, some words of comment were a must.</text:span></text:p>
              <text:p text:style-name="P1"><text:span text:style-name="T1">The numerical results are accettable but not the expected ones</text:span></text:p>
            </office:annotation>
            <text:p>12.5</text:p>
          </table:table-cell>
          <table:table-cell table:style-name="data" office:value-type="float" office:value="6">
            <office:annotation draw:style-name="gr13" draw:text-style-name="P1" svg:width="3.3811in" svg:height="0.5457in" svg:x="6.7787in" svg:y="2.6594in" draw:caption-point-x="1.9996in" draw:caption-point-y="0.3815in">
              <dc:date>2011-05-19T00:00:00</dc:date>
              <text:p text:style-name="P1"><text:span text:style-name="T1">Unaccettable errors in kinematism</text:span></text:p>
              <text:p text:style-name="P1"><text:span text:style-name="T1">The procedure is not described with the detail needed to tell if it has elements of correctness.</text:span></text:p>
            </office:annotation>
            <text:p>6.0</text:p>
          </table:table-cell>
          <table:table-cell table:style-name="data" office:value-type="float" office:value="8">
            <office:annotation draw:style-name="gr1" draw:text-style-name="P1" svg:width="1.1413in" svg:height="1.0122in" svg:x="10.2in" svg:y="2.4441in" draw:caption-point-x="-0.2402in" draw:caption-point-y="0.5969in">
              <dc:date>2011-05-27T00:00:00</dc:date>
              <text:p text:style-name="P1"><text:span text:style-name="T1">The equation written for V^1 is </text:span><text:span text:style-name="T4">clearly </text:span><text:span text:style-name="T1">wrong, and so are all the results following R_oo.</text:span></text:p>
            </office:annotation>
            <text:p>8.0</text:p>
          </table:table-cell>
          <table:table-cell table:style-name="data" office:value-type="float" office:value="11.5">
            <office:annotation draw:style-name="gr7" draw:text-style-name="P1" svg:width="3.1906in" svg:height="1.0122in" svg:x="9.1591in" svg:y="2.1992in" draw:caption-point-x="1.8091in" draw:caption-point-y="0.8417in">
              <dc:date>2011-05-27T00:00:00</dc:date>
              <text:p text:style-name="P1"><text:span text:style-name="T1">Apparently, you've not understood the concept of eigenvector...</text:span></text:p>
              <text:p text:style-name="P1"><text:span text:style-name="T1">I raise a bit the degree because you've tried a little bit more than the average collegue to justify the development of x_3, even if you too plotted the s-s component only.</text:span></text:p>
            </office:annotation>
            <text:p>11.5</text:p>
          </table:table-cell>
          <table:table-cell table:style-name="data" table:formula="of:=SUM([.F17:.K17])" office:value-type="float" office:value="62">
            <text:p>62.0</text:p>
          </table:table-cell>
          <table:table-cell table:style-name="ce5" table:number-columns-repeated="1012"/>
        </table:table-row>
        <table:table-row table:style-name="ro3">
          <table:table-cell table:style-name="enumeration" office:value-type="float" office:value="8">
            <text:p>08 <text:s/></text:p>
          </table:table-cell>
          <table:table-cell table:style-name="data" office:value-type="string">
            <text:p>764275</text:p>
          </table:table-cell>
          <table:table-cell table:style-name="data" office:value-type="string">
            <text:p>Esfandiar</text:p>
          </table:table-cell>
          <table:table-cell table:style-name="data" office:value-type="string">
            <text:p>Jahromi Behnam</text:p>
          </table:table-cell>
          <table:table-cell table:style-name="data"/>
          <table:table-cell table:number-columns-repeated="6" table:style-name="ce10" office:value-type="string">
            <text:p>-</text:p>
          </table:table-cell>
          <table:table-cell table:style-name="data" table:formula="of:=SUM([.F18:.K18])" office:value-type="float" office:value="0">
            <text:p>0.0</text:p>
          </table:table-cell>
          <table:table-cell table:style-name="ce5" table:number-columns-repeated="1012"/>
        </table:table-row>
        <table:table-row table:style-name="ro2">
          <table:table-cell table:style-name="enumeration" office:value-type="float" office:value="9">
            <text:p>09 <text:s/></text:p>
          </table:table-cell>
          <table:table-cell table:style-name="data" office:value-type="string">
            <text:p>770695</text:p>
          </table:table-cell>
          <table:table-cell table:style-name="data" office:value-type="string">
            <text:p>Ess</text:p>
          </table:table-cell>
          <table:table-cell table:style-name="data" office:value-type="string">
            <text:p>Aleksandr</text:p>
          </table:table-cell>
          <table:table-cell table:style-name="ce6"/>
          <table:table-cell table:style-name="data" office:value-type="float" office:value="10">
            <text:p>10.0</text:p>
          </table:table-cell>
          <table:table-cell table:style-name="data" office:value-type="float" office:value="14">
            <office:annotation draw:style-name="gr14" draw:text-style-name="P1" svg:width="3.4906in" svg:height="1.1933in" svg:x="4.626in" svg:y="2.3732in" draw:caption-point-x="2.1091in" draw:caption-point-y="1.0732in">
              <dc:date>2011-05-19T00:00:00</dc:date>
              <text:p text:style-name="P1"><text:span text:style-name="T1">The first part is OK.</text:span></text:p>
              <text:p text:style-name="P1"><text:span text:style-name="T1">The second part is lacking, you do not tell the value of “h” used in the calculation and the calculation results are really different from the real ones, in particular they are smaller than </text:span><text:span text:style-name="T2">D</text:span><text:span text:style-name="T1">static=1000/8E6=1.25E-4!</text:span></text:p>
              <text:p text:style-name="P1"><text:span text:style-name="T1">Why don't you (plural) apply some simple reality check to your results?</text:span></text:p>
            </office:annotation>
            <text:p>14.0</text:p>
          </table:table-cell>
          <table:table-cell table:style-name="data" office:value-type="float" office:value="15">
            <text:p>15.0</text:p>
          </table:table-cell>
          <table:table-cell table:style-name="data" office:value-type="float" office:value="7">
            <office:annotation draw:style-name="gr15" draw:text-style-name="P1" svg:width="1.1413in" svg:height="0.8567in" svg:x="9.0185in" svg:y="2.8496in" draw:caption-point-x="-0.2402in" draw:caption-point-y="0.5969in">
              <dc:date>2011-05-19T00:00:00</dc:date>
              <text:p text:style-name="P1"><text:span text:style-name="T1">Your procedure is obscure and unexplained, the results wrong.</text:span></text:p>
              <text:p text:style-name="P1"><text:span text:style-name="T1"/></text:p>
            </office:annotation>
            <text:p>7.0</text:p>
          </table:table-cell>
          <table:table-cell table:style-name="data" office:value-type="float" office:value="8">
            <office:annotation draw:style-name="gr7" draw:text-style-name="P1" svg:width="3.0894in" svg:height="1.0122in" svg:x="8.252in" svg:y="2.8496in" draw:caption-point-x="1.7079in" draw:caption-point-y="0.5969in">
              <dc:date>2011-05-19T00:00:00</dc:date>
              <text:p text:style-name="P1"><text:span text:style-name="T1">R_oo is correct.</text:span></text:p>
              <text:p text:style-name="P1"><text:span text:style-name="T1">The following procedures are deep-root'ly wrong, as you use the value of the first estimate in the derivation of the corrected estimates of V and T.</text:span></text:p>
              <text:p text:style-name="P1"><text:span text:style-name="T1">Moreover, the estimated value of w2 is lower than w2_1 in prob.6, i.e., again, no reality check.</text:span></text:p>
            </office:annotation>
            <text:p>8.0</text:p>
          </table:table-cell>
          <table:table-cell table:style-name="data" office:value-type="float" office:value="18">
            <office:annotation draw:style-name="gr16" draw:text-style-name="P1" svg:width="3.3209in" svg:height="0.6028in" svg:x="9.0287in" svg:y="3.274in" draw:caption-point-x="1.9394in" draw:caption-point-y="0.1724in">
              <dc:date>2011-05-19T00:00:00</dc:date>
              <text:p text:style-name="P1"><text:span text:style-name="T1">First part OK</text:span></text:p>
              <text:p text:style-name="P1"><text:span text:style-name="T1">2nd part <text:s/>different errors, most serious error the expressions for </text:span><text:span text:style-name="T2">b</text:span><text:span text:style-name="T1">^2_i</text:span></text:p>
            </office:annotation>
            <text:p>18.0</text:p>
          </table:table-cell>
          <table:table-cell table:style-name="data" table:formula="of:=SUM([.F19:.K19])" office:value-type="float" office:value="72">
            <text:p>72.0</text:p>
          </table:table-cell>
          <table:table-cell table:style-name="ce5" table:number-columns-repeated="1012"/>
        </table:table-row>
        <table:table-row table:style-name="ro3">
          <table:table-cell table:style-name="enumeration" office:value-type="float" office:value="10">
            <text:p>10 <text:s/></text:p>
          </table:table-cell>
          <table:table-cell table:style-name="data" office:value-type="string">
            <text:p>770779</text:p>
          </table:table-cell>
          <table:table-cell table:style-name="data" office:value-type="string">
            <text:p>Ghaemmaghami</text:p>
          </table:table-cell>
          <table:table-cell table:style-name="data" office:value-type="string">
            <text:p>Rad Babak</text:p>
          </table:table-cell>
          <table:table-cell table:style-name="data"/>
          <table:table-cell table:style-name="data" office:value-type="float" office:value="10">
            <text:p>10.0</text:p>
          </table:table-cell>
          <table:table-cell table:style-name="data" office:value-type="float" office:value="14">
            <office:annotation draw:style-name="gr3" draw:text-style-name="P1" svg:width="2.1886in" svg:height="1.1677in" svg:x="6.9752in" svg:y="3.0362in" draw:caption-point-x="-0.2402in" draw:caption-point-y="0.5957in">
              <dc:date>2011-05-27T00:00:00</dc:date>
              <text:p text:style-name="P1"><text:span text:style-name="T1">a) OK</text:span></text:p>
              <text:p text:style-name="P1"><text:span text:style-name="T1">b) the solution is not affected by inertial forces, maybe some problem in the implementation (that you did not show)? No discussion of the implicit question about damping</text:span></text:p>
            </office:annotation>
            <text:p>14.0</text:p>
          </table:table-cell>
          <table:table-cell table:style-name="data" office:value-type="float" office:value="13.5">
            <office:annotation draw:style-name="gr1" draw:text-style-name="P1" svg:width="1.1413in" svg:height="1.0122in" svg:x="8.1917in" svg:y="3.0362in" draw:caption-point-x="-0.2402in" draw:caption-point-y="0.5957in">
              <dc:date>2011-05-27T00:00:00</dc:date>
              <text:p text:style-name="P1"><text:span text:style-name="T1">Almost ok (the procedue is not justified), also error in zeta (without procedure)</text:span></text:p>
            </office:annotation>
            <text:p>13.5</text:p>
          </table:table-cell>
          <table:table-cell table:style-name="data" office:value-type="float" office:value="6">
            <office:annotation draw:style-name="gr1" draw:text-style-name="P1" svg:width="1.1413in" svg:height="1.0122in" svg:x="9.0185in" svg:y="3.0362in" draw:caption-point-x="-0.2402in" draw:caption-point-y="0.5957in">
              <dc:date>2011-05-27T00:00:00</dc:date>
              <text:p text:style-name="P1"><text:span text:style-name="T1">For me, it's very difficult to understand your procedure... many errors and wrong results</text:span></text:p>
            </office:annotation>
            <text:p>6.0</text:p>
          </table:table-cell>
          <table:table-cell table:style-name="data" office:value-type="float" office:value="8">
            <office:annotation draw:style-name="gr1" draw:text-style-name="P1" svg:width="1.1413in" svg:height="1.0122in" svg:x="10.2in" svg:y="3.0362in" draw:caption-point-x="-0.2402in" draw:caption-point-y="0.5957in">
              <dc:date>2011-05-27T00:00:00</dc:date>
              <text:p text:style-name="P1"><text:span text:style-name="T1">The equation written for V^1 is </text:span><text:span text:style-name="T4">clearly </text:span><text:span text:style-name="T1">wrong, and so are all the results following R_oo.</text:span></text:p>
            </office:annotation>
            <text:p>8.0</text:p>
          </table:table-cell>
          <table:table-cell table:style-name="data" office:value-type="float" office:value="11">
            <office:annotation draw:style-name="gr11" draw:text-style-name="P2" svg:width="1.7161in" svg:height="1.3232in" svg:x="11.2083in" svg:y="3.037in" draw:caption-point-x="-0.2402in" draw:caption-point-y="0.5949in">
              <dc:date>2011-05-28T00:00:00</dc:date>
              <text:p text:style-name="P2"><text:span text:style-name="T1">Apparently, you've not understood the concept of eigenvector...</text:span></text:p>
              <text:p text:style-name="P2"><text:span text:style-name="T1">There are other errors in the determination of x_3, and, moreover, you give the (wrong valued) s-s component only.</text:span></text:p>
            </office:annotation>
            <text:p>11.0</text:p>
          </table:table-cell>
          <table:table-cell table:style-name="data" table:formula="of:=SUM([.F20:.K20])" office:value-type="float" office:value="62.5">
            <text:p>62.5</text:p>
          </table:table-cell>
          <table:table-cell table:style-name="ce5" table:number-columns-repeated="1012"/>
        </table:table-row>
        <table:table-row table:style-name="ro3">
          <table:table-cell table:style-name="enumeration" office:value-type="float" office:value="11">
            <text:p>11 <text:s/></text:p>
          </table:table-cell>
          <table:table-cell table:style-name="data" office:value-type="string">
            <text:p>770645</text:p>
          </table:table-cell>
          <table:table-cell table:style-name="data" office:value-type="string">
            <text:p>Huang</text:p>
          </table:table-cell>
          <table:table-cell table:style-name="data" office:value-type="string">
            <text:p>Huaining</text:p>
          </table:table-cell>
          <table:table-cell table:style-name="data"/>
          <table:table-cell table:number-columns-repeated="6" table:style-name="ce10" office:value-type="string">
            <text:p>-</text:p>
          </table:table-cell>
          <table:table-cell table:style-name="data" table:formula="of:=SUM([.F21:.K21])" office:value-type="float" office:value="0">
            <text:p>0.0</text:p>
          </table:table-cell>
          <table:table-cell table:style-name="ce5" table:number-columns-repeated="1012"/>
        </table:table-row>
        <table:table-row table:style-name="ro2">
          <table:table-cell table:style-name="enumeration" office:value-type="float" office:value="12">
            <text:p>12 <text:s/></text:p>
          </table:table-cell>
          <table:table-cell table:style-name="data" office:value-type="string">
            <text:p>765913</text:p>
          </table:table-cell>
          <table:table-cell table:style-name="data" office:value-type="string">
            <text:p>Intrieri</text:p>
          </table:table-cell>
          <table:table-cell table:style-name="data" office:value-type="string">
            <text:p>Sarah</text:p>
          </table:table-cell>
          <table:table-cell table:style-name="ce6"/>
          <table:table-cell table:style-name="data" office:value-type="float" office:value="10">
            <text:p>10.0</text:p>
          </table:table-cell>
          <table:table-cell table:style-name="data" office:value-type="float" office:value="14">
            <office:annotation draw:style-name="gr13" draw:text-style-name="P1" svg:width="2.5307in" svg:height="0.5457in" svg:x="6.9752in" svg:y="3.4748in" draw:caption-point-x="-0.2402in" draw:caption-point-y="0.5969in">
              <dc:date>2011-05-19T00:00:00</dc:date>
              <text:p text:style-name="P1"><text:span text:style-name="T1">1st part OK</text:span></text:p>
              <text:p text:style-name="P1"><text:span text:style-name="T1">2nd part wrong results, no discussion on the beneficial effects of damping/</text:span></text:p>
            </office:annotation>
            <text:p>14.0</text:p>
          </table:table-cell>
          <table:table-cell table:style-name="data" office:value-type="float" office:value="14.5">
            <office:annotation draw:style-name="gr1" draw:text-style-name="P1" svg:width="1.1413in" svg:height="1.0122in" svg:x="8.1917in" svg:y="3.4748in" draw:caption-point-x="-0.2402in" draw:caption-point-y="0.5969in">
              <dc:date>2011-05-19T00:00:00</dc:date>
              <text:p text:style-name="P1"><text:span text:style-name="T1">Even if i have not understood the procedure implemented in the matlab code...</text:span></text:p>
            </office:annotation>
            <text:p>14.5</text:p>
          </table:table-cell>
          <table:table-cell table:style-name="data" office:value-type="float" office:value="10">
            <office:annotation draw:style-name="gr5" draw:text-style-name="P1" svg:width="2.9114in" svg:height="0.7012in" svg:x="7.2484in" svg:y="3.4748in" draw:caption-point-x="1.5299in" draw:caption-point-y="0.5969in">
              <dc:date>2011-05-19T00:00:00</dc:date>
              <text:p text:style-name="P1"><text:span text:style-name="T1">You omitted the vertical component of the inertial forces in your PVD expression!</text:span></text:p>
              <text:p text:style-name="P1"><text:span text:style-name="T1">Your results are hence different from the actual results.</text:span></text:p>
            </office:annotation>
            <text:p>10.0</text:p>
          </table:table-cell>
          <table:table-cell table:style-name="data" office:value-type="float" office:value="10">
            <office:annotation draw:style-name="gr17" draw:text-style-name="P1" svg:width="3.7843in" svg:height="1.4787in" svg:x="7.5571in" svg:y="2.6693in" draw:caption-point-x="2.4028in" draw:caption-point-y="1.4024in">
              <dc:date>2011-05-19T00:00:00</dc:date>
              <text:p text:style-name="P1"><text:span text:style-name="T1">What you described as “inertial forces” are, luckily, the bars' contributions to kinetic energy...</text:span></text:p>
              <text:p text:style-name="P1"><text:span text:style-name="T1">R_oo is correct</text:span></text:p>
              <text:p text:style-name="P1"><text:span text:style-name="T1">R_oi is computed on a wrong assumption, as well as R_ii, and while the new shape is a “better” one, its use in the refinement procedure leads to uncorrect results, in paticular i think that you should have noticed, after solving prob.6, that the estimad frequency is less than the fundamental frequency of the same system!</text:span></text:p>
            </office:annotation>
            <text:p>10.0</text:p>
          </table:table-cell>
          <table:table-cell table:style-name="data" office:value-type="float" office:value="21">
            <office:annotation draw:style-name="gr18" draw:text-style-name="P1" svg:width="2.965in" svg:height="0.9933in" svg:x="9.3846in" svg:y="2.7161in" draw:caption-point-x="1.5835in" draw:caption-point-y="1.3555in">
              <dc:date>2011-05-19T00:00:00</dc:date>
              <text:p text:style-name="P1"><text:span text:style-name="T1">1,2, OK</text:span></text:p>
              <text:p text:style-name="P1"><text:span text:style-name="T1">3 almost here, you made the derivation of the s-s component only</text:span></text:p>
              <text:p text:style-name="P1"><text:span text:style-name="T1">4 as above</text:span></text:p>
              <text:p text:style-name="P1"><text:span text:style-name="T1"/></text:p>
            </office:annotation>
            <text:p>21.0</text:p>
          </table:table-cell>
          <table:table-cell table:style-name="data" table:formula="of:=SUM([.F22:.K22])" office:value-type="float" office:value="79.5">
            <text:p>79.5</text:p>
          </table:table-cell>
          <table:table-cell table:style-name="ce5" table:number-columns-repeated="1012"/>
        </table:table-row>
        <table:table-row table:style-name="ro2">
          <table:table-cell table:style-name="enumeration" office:value-type="float" office:value="13">
            <text:p>13 <text:s/></text:p>
          </table:table-cell>
          <table:table-cell table:style-name="data" office:value-type="string">
            <text:p>764802</text:p>
          </table:table-cell>
          <table:table-cell table:style-name="data" office:value-type="string">
            <text:p>Jafarimanesh</text:p>
          </table:table-cell>
          <table:table-cell table:style-name="data" office:value-type="string">
            <text:p>Ahoura</text:p>
          </table:table-cell>
          <table:table-cell table:style-name="data"/>
          <table:table-cell table:style-name="data" office:value-type="float" office:value="10">
            <text:p>10.0</text:p>
          </table:table-cell>
          <table:table-cell table:style-name="data" office:value-type="float" office:value="14">
            <office:annotation draw:style-name="gr6" draw:text-style-name="P1" svg:width="4.4638in" svg:height="0.3902in" svg:x="6.9752in" svg:y="3.661in" draw:caption-point-x="-0.2402in" draw:caption-point-y="0.5961in">
              <dc:date>2011-05-28T00:00:00</dc:date>
              <text:p text:style-name="P1"><text:span text:style-name="T1">Timestep on the limit of being too long, but in any case you reported wrong results</text:span></text:p>
            </office:annotation>
            <text:p>14.0</text:p>
          </table:table-cell>
          <table:table-cell table:style-name="data" office:value-type="float" office:value="14.5">
            <office:annotation draw:style-name="gr1" draw:text-style-name="P1" svg:width="1.1413in" svg:height="0.2346in" svg:x="8.1917in" svg:y="3.6618in" draw:caption-point-x="-0.2402in" draw:caption-point-y="0.5953in">
              <dc:date>2011-05-28T00:00:00</dc:date>
              <text:p text:style-name="P1"><text:span text:style-name="T1">Procedure?</text:span></text:p>
            </office:annotation>
            <text:p>14.5</text:p>
          </table:table-cell>
          <table:table-cell table:style-name="data" office:value-type="float" office:value="6">
            <office:annotation draw:style-name="gr1" draw:text-style-name="P1" svg:width="1.1413in" svg:height="1.0122in" svg:x="9.0185in" svg:y="3.6618in" draw:caption-point-x="-0.2402in" draw:caption-point-y="0.5953in">
              <dc:date>2011-05-28T00:00:00</dc:date>
              <text:p text:style-name="P1"><text:span text:style-name="T1">For me, it's very difficult to understand your procedure... many errors and wrong results</text:span></text:p>
            </office:annotation>
            <text:p>6.0</text:p>
          </table:table-cell>
          <table:table-cell table:style-name="data" office:value-type="float" office:value="8">
            <office:annotation draw:style-name="gr1" draw:text-style-name="P1" svg:width="1.1413in" svg:height="0.7012in" svg:x="10.2in" svg:y="3.661in" draw:caption-point-x="-0.2402in" draw:caption-point-y="0.5961in">
              <dc:date>2011-05-20T00:00:00</dc:date>
              <text:p text:style-name="P1"><text:span text:style-name="T1">Only R_oo.</text:span></text:p>
              <text:p text:style-name="P1"><text:span text:style-name="T1">Wrong equation for new V, shipwreck total.</text:span></text:p>
            </office:annotation>
            <text:p>8.0</text:p>
          </table:table-cell>
          <table:table-cell table:style-name="data" office:value-type="float" office:value="11">
            <office:annotation draw:style-name="gr7" draw:text-style-name="P1" svg:width="3.2571in" svg:height="1.0122in" svg:x="11.2083in" svg:y="3.661in" draw:caption-point-x="-0.2402in" draw:caption-point-y="0.5961in">
              <dc:date>2011-05-28T00:00:00</dc:date>
              <text:p text:style-name="P1"><text:span text:style-name="T1">Apparently, you've not understood the concept of eigenvector...</text:span></text:p>
              <text:p text:style-name="P1"><text:span text:style-name="T1">I raise a bit the degree because you've tried a little bit more than the average collegue to justify the development of x_3, even if you too plotted the s-s component only.</text:span></text:p>
            </office:annotation>
            <text:p>11.0</text:p>
          </table:table-cell>
          <table:table-cell table:style-name="data" table:formula="of:=SUM([.F23:.K23])" office:value-type="float" office:value="63.5">
            <text:p>63.5</text:p>
          </table:table-cell>
          <table:table-cell table:style-name="ce5" table:number-columns-repeated="1012"/>
        </table:table-row>
        <table:table-row table:style-name="ro2">
          <table:table-cell table:style-name="enumeration" office:value-type="float" office:value="14">
            <text:p>14 <text:s/></text:p>
          </table:table-cell>
          <table:table-cell table:style-name="data" office:value-type="string">
            <text:p>770649</text:p>
          </table:table-cell>
          <table:table-cell table:style-name="data" office:value-type="string">
            <text:p>Jia</text:p>
          </table:table-cell>
          <table:table-cell table:style-name="data" office:value-type="string">
            <text:p>Luyu</text:p>
          </table:table-cell>
          <table:table-cell table:style-name="ce6"/>
          <table:table-cell table:style-name="data" office:value-type="float" office:value="10">
            <office:annotation draw:style-name="gr1" draw:text-style-name="P1" svg:width="1.1413in" svg:height="0.5457in" svg:x="5.6898in" svg:y="3.8469in" draw:caption-point-x="-0.2402in" draw:caption-point-y="0.5957in">
              <dc:date>2011-05-27T00:00:00</dc:date>
              <text:p text:style-name="P1"><text:span text:style-name="T1">See mat.. 770644 for details</text:span></text:p>
            </office:annotation>
            <text:p>10.0</text:p>
          </table:table-cell>
          <table:table-cell table:style-name="data" office:value-type="float" office:value="18">
            <office:annotation draw:style-name="gr3" draw:text-style-name="P1" svg:width="3.2665in" svg:height="1.1677in" svg:x="4.522in" svg:y="3.372in" draw:caption-point-x="2.213in" draw:caption-point-y="1.0705in">
              <dc:date>2011-05-27T00:00:00</dc:date>
              <text:p text:style-name="P1"><text:span text:style-name="T1">See mat.. 770644 for details</text:span></text:p>
              <text:p text:style-name="P1"><text:span text:style-name="T1"/></text:p>
            </office:annotation>
            <text:p>18.0</text:p>
          </table:table-cell>
          <table:table-cell table:style-name="data" office:value-type="float" office:value="14">
            <office:annotation draw:style-name="gr1" draw:text-style-name="P1" svg:width="1.1413in" svg:height="0.5457in" svg:x="8.1917in" svg:y="3.8469in" draw:caption-point-x="-0.2402in" draw:caption-point-y="0.5957in">
              <dc:date>2011-05-27T00:00:00</dc:date>
              <text:p text:style-name="P1"><text:span text:style-name="T1">See mat.. 770644 for details</text:span></text:p>
            </office:annotation>
            <text:p>14.0</text:p>
          </table:table-cell>
          <table:table-cell table:style-name="data" office:value-type="float" office:value="9">
            <office:annotation draw:style-name="gr1" draw:text-style-name="P1" svg:width="1.1413in" svg:height="0.5457in" svg:x="9.0185in" svg:y="3.8469in" draw:caption-point-x="-0.2402in" draw:caption-point-y="0.5957in">
              <dc:date>2011-05-27T00:00:00</dc:date>
              <text:p text:style-name="P1"><text:span text:style-name="T1">See mat.. 770644 for details</text:span></text:p>
            </office:annotation>
            <text:p>9.0</text:p>
          </table:table-cell>
          <table:table-cell table:style-name="data" office:value-type="float" office:value="15">
            <office:annotation draw:style-name="gr1" draw:text-style-name="P1" svg:width="1.1413in" svg:height="0.5457in" svg:x="10.2in" svg:y="3.8469in" draw:caption-point-x="-0.2402in" draw:caption-point-y="0.5957in">
              <dc:date>2011-05-27T00:00:00</dc:date>
              <text:p text:style-name="P1"><text:span text:style-name="T1">See mat.. 770644 for details</text:span></text:p>
            </office:annotation>
            <text:p>15.0</text:p>
          </table:table-cell>
          <table:table-cell table:style-name="data" office:value-type="float" office:value="18">
            <office:annotation draw:style-name="gr1" draw:text-style-name="P1" svg:width="1.1413in" svg:height="0.5457in" svg:x="11.2083in" svg:y="3.8469in" draw:caption-point-x="-0.2402in" draw:caption-point-y="0.5957in">
              <dc:date>2011-05-27T00:00:00</dc:date>
              <text:p text:style-name="P1"><text:span text:style-name="T1">See mat.. 770644 for details</text:span></text:p>
            </office:annotation>
            <text:p>18.0</text:p>
          </table:table-cell>
          <table:table-cell table:style-name="data" table:formula="of:=SUM([.F24:.K24])" office:value-type="float" office:value="84">
            <text:p>84.0</text:p>
          </table:table-cell>
          <table:table-cell table:style-name="ce5" table:number-columns-repeated="1012"/>
        </table:table-row>
        <table:table-row table:style-name="ro3">
          <table:table-cell table:style-name="enumeration" office:value-type="float" office:value="15">
            <text:p>15 <text:s/></text:p>
          </table:table-cell>
          <table:table-cell table:style-name="data" office:value-type="string">
            <text:p>764597</text:p>
          </table:table-cell>
          <table:table-cell table:style-name="data" office:value-type="string">
            <text:p>Ketabdari</text:p>
          </table:table-cell>
          <table:table-cell table:style-name="data" office:value-type="string">
            <text:p>Misagh</text:p>
          </table:table-cell>
          <table:table-cell table:style-name="data"/>
          <table:table-cell table:style-name="data" office:value-type="float" office:value="10">
            <text:p>10.0</text:p>
          </table:table-cell>
          <table:table-cell table:style-name="data" office:value-type="float" office:value="14">
            <office:annotation draw:style-name="gr3" draw:text-style-name="P1" svg:width="2.1886in" svg:height="1.1677in" svg:x="6.9752in" svg:y="4.0323in" draw:caption-point-x="-0.2402in" draw:caption-point-y="0.5957in">
              <dc:date>2011-05-27T00:00:00</dc:date>
              <text:p text:style-name="P1"><text:span text:style-name="T1">a) OK</text:span></text:p>
              <text:p text:style-name="P1"><text:span text:style-name="T1">b) the solution is not affected by inertial forces, maybe some problem in the implementation (that you did not show)? No discussion of the implicit question about damping</text:span></text:p>
            </office:annotation>
            <text:p>14.0</text:p>
          </table:table-cell>
          <table:table-cell table:style-name="data" office:value-type="float" office:value="13.5">
            <office:annotation draw:style-name="gr1" draw:text-style-name="P1" svg:width="1.1413in" svg:height="1.0122in" svg:x="8.1917in" svg:y="4.0323in" draw:caption-point-x="-0.2402in" draw:caption-point-y="0.5957in">
              <dc:date>2011-05-27T00:00:00</dc:date>
              <text:p text:style-name="P1"><text:span text:style-name="T1">Almost ok (the procedue is not justified), also error in zeta (without procedure)</text:span></text:p>
            </office:annotation>
            <text:p>13.5</text:p>
          </table:table-cell>
          <table:table-cell table:style-name="data" office:value-type="float" office:value="6">
            <office:annotation draw:style-name="gr1" draw:text-style-name="P1" svg:width="1.1413in" svg:height="1.0122in" svg:x="9.0185in" svg:y="4.0323in" draw:caption-point-x="-0.2402in" draw:caption-point-y="0.5957in">
              <dc:date>2011-05-27T00:00:00</dc:date>
              <text:p text:style-name="P1"><text:span text:style-name="T1">For me, it's very difficult to understand your procedure... many errors and wrong results</text:span></text:p>
            </office:annotation>
            <text:p>6.0</text:p>
          </table:table-cell>
          <table:table-cell table:style-name="data" office:value-type="float" office:value="8">
            <office:annotation draw:style-name="gr1" draw:text-style-name="P1" svg:width="1.1413in" svg:height="1.0122in" svg:x="10.2in" svg:y="4.0323in" draw:caption-point-x="-0.2402in" draw:caption-point-y="0.5957in">
              <dc:date>2011-05-27T00:00:00</dc:date>
              <text:p text:style-name="P1"><text:span text:style-name="T1">The equation written for V^1 is </text:span><text:span text:style-name="T4">clearly </text:span><text:span text:style-name="T1">wrong, and so are all the results following R_oo.</text:span></text:p>
            </office:annotation>
            <text:p>8.0</text:p>
          </table:table-cell>
          <table:table-cell table:style-name="data" office:value-type="float" office:value="11">
            <office:annotation draw:style-name="gr11" draw:text-style-name="P2" svg:width="1.7161in" svg:height="1.3232in" svg:x="11.2083in" svg:y="4.0331in" draw:caption-point-x="-0.2402in" draw:caption-point-y="0.5949in">
              <dc:date>2011-05-28T00:00:00</dc:date>
              <text:p text:style-name="P2"><text:span text:style-name="T1">Apparently, you've not understood the concept of eigenvector...</text:span></text:p>
              <text:p text:style-name="P2"><text:span text:style-name="T1">There are other errors in the determination of x_3, and, moreover, you give the (wrong valued) s-s component only.</text:span></text:p>
            </office:annotation>
            <text:p>11.0</text:p>
          </table:table-cell>
          <table:table-cell table:style-name="data" table:formula="of:=SUM([.F25:.K25])" office:value-type="float" office:value="62.5">
            <text:p>62.5</text:p>
          </table:table-cell>
          <table:table-cell table:style-name="ce5" table:number-columns-repeated="1012"/>
        </table:table-row>
        <table:table-row table:style-name="ro2">
          <table:table-cell table:style-name="enumeration" office:value-type="float" office:value="16">
            <text:p>16 <text:s/></text:p>
          </table:table-cell>
          <table:table-cell table:style-name="data" office:value-type="string">
            <text:p>764997</text:p>
          </table:table-cell>
          <table:table-cell table:style-name="data" office:value-type="string">
            <text:p>Kiraly</text:p>
          </table:table-cell>
          <table:table-cell table:style-name="data" office:value-type="string">
            <text:p>Zsofia</text:p>
          </table:table-cell>
          <table:table-cell table:style-name="ce6"/>
          <table:table-cell table:style-name="data" office:value-type="float" office:value="10">
            <text:p>10.0</text:p>
          </table:table-cell>
          <table:table-cell table:style-name="data" office:value-type="float" office:value="14">
            <office:annotation draw:style-name="gr9" draw:text-style-name="P1" svg:width="1.5335in" svg:height="0.2346in" svg:x="6.9752in" svg:y="4.2512in" draw:caption-point-x="-0.2402in" draw:caption-point-y="0.5969in">
              <dc:date>2011-05-19T00:00:00</dc:date>
              <text:p text:style-name="P1"><text:span text:style-name="T1">As in mat.770695</text:span></text:p>
            </office:annotation>
            <text:p>14.0</text:p>
          </table:table-cell>
          <table:table-cell table:style-name="data" office:value-type="float" office:value="15">
            <text:p>15.0</text:p>
          </table:table-cell>
          <table:table-cell table:style-name="data" office:value-type="float" office:value="8">
            <office:annotation draw:style-name="gr5" draw:text-style-name="P1" svg:width="2.0256in" svg:height="0.7012in" svg:x="9.0185in" svg:y="4.2516in" draw:caption-point-x="-0.2402in" draw:caption-point-y="0.5965in">
              <dc:date>2011-05-19T00:00:00</dc:date>
              <text:p text:style-name="P1"><text:span text:style-name="T1">The virtual displacement shape is wrong and, worse, you neglect the vertical component of the fores of inertia.</text:span></text:p>
            </office:annotation>
            <text:p>8.0</text:p>
          </table:table-cell>
          <table:table-cell table:style-name="data" office:value-type="float" office:value="9">
            <office:annotation draw:style-name="gr17" draw:text-style-name="P1" svg:width="3.1311in" svg:height="1.4787in" svg:x="10.2in" svg:y="4.2516in" draw:caption-point-x="-0.2402in" draw:caption-point-y="0.5965in">
              <dc:date>2011-05-19T00:00:00</dc:date>
              <text:p text:style-name="P1"><text:span text:style-name="T1">You omitted two contributions to the 1st estimate of T but you wrote the correct value of T, ??</text:span></text:p>
              <text:p text:style-name="P1"><text:span text:style-name="T1">Anyhow, R_oo is OK.</text:span></text:p>
              <text:p text:style-name="P1"><text:span text:style-name="T1">You misunderstood the concept of nodal inertia forces, you have to solve a n equation of equilibrium to obtain the spring reactions and the ensuing displacements!</text:span></text:p>
              <text:p text:style-name="P1"><text:span text:style-name="T1">R_oi and R_ii are wrong, and smaller than the value you computed in prob.6.</text:span></text:p>
            </office:annotation>
            <text:p>9.0</text:p>
          </table:table-cell>
          <table:table-cell table:style-name="data" office:value-type="float" office:value="11">
            <office:annotation draw:style-name="gr5" draw:text-style-name="P1" svg:width="3.5783in" svg:height="0.7012in" svg:x="11.2083in" svg:y="4.2516in" draw:caption-point-x="-0.2402in" draw:caption-point-y="0.5965in">
              <dc:date>2011-05-19T00:00:00</dc:date>
              <text:p text:style-name="P1"><text:span text:style-name="T1">Severe misunderstanding in the determination of the eigenvectors.</text:span></text:p>
              <text:p text:style-name="P1"><text:span text:style-name="T1">Errors in the derivation of x_3 (wrong coefficients) and computes only the s-s response.</text:span></text:p>
            </office:annotation>
            <text:p>11.0</text:p>
          </table:table-cell>
          <table:table-cell table:style-name="data" table:formula="of:=SUM([.F26:.K26])" office:value-type="float" office:value="67">
            <text:p>67.0</text:p>
          </table:table-cell>
          <table:table-cell table:style-name="ce5" table:number-columns-repeated="1012"/>
        </table:table-row>
        <table:table-row table:style-name="ro2">
          <table:table-cell table:style-name="enumeration" office:value-type="float" office:value="17">
            <text:p>17 <text:s/></text:p>
          </table:table-cell>
          <table:table-cell table:style-name="data" office:value-type="string">
            <text:p>764559</text:p>
          </table:table-cell>
          <table:table-cell table:style-name="data" office:value-type="string">
            <text:p>Legnani</text:p>
          </table:table-cell>
          <table:table-cell table:style-name="data" office:value-type="string">
            <text:p>Lucia</text:p>
          </table:table-cell>
          <table:table-cell table:style-name="ce6"/>
          <table:table-cell table:style-name="data" office:value-type="float" office:value="10">
            <text:p>10.0</text:p>
          </table:table-cell>
          <table:table-cell table:style-name="data" office:value-type="float" office:value="20">
            <text:p>20.0</text:p>
          </table:table-cell>
          <table:table-cell table:style-name="data" office:value-type="float" office:value="14.5">
            <office:annotation draw:style-name="gr13" draw:text-style-name="P1" svg:width="2.0417in" svg:height="0.5457in" svg:x="8.1917in" svg:y="4.437in" draw:caption-point-x="-0.2402in" draw:caption-point-y="0.5965in">
              <dc:date>2011-05-20T00:00:00</dc:date>
              <text:p text:style-name="P1"><text:span text:style-name="T1">“</text:span><text:span text:style-name="T1">I evaluated in Matlab x=A\b”, so what? What did Matlab? Why?</text:span></text:p>
            </office:annotation>
            <text:p>14.5</text:p>
          </table:table-cell>
          <table:table-cell table:number-columns-repeated="2" table:style-name="data" office:value-type="float" office:value="15">
            <text:p>15.0</text:p>
          </table:table-cell>
          <table:table-cell table:style-name="data" office:value-type="float" office:value="21.5">
            <office:annotation draw:style-name="gr6" draw:text-style-name="P1" svg:width="3.0768in" svg:height="0.3902in" svg:x="9.2728in" svg:y="4.4374in" draw:caption-point-x="1.6953in" draw:caption-point-y="0.5961in">
              <dc:date>2011-05-20T00:00:00</dc:date>
              <text:p text:style-name="P1"><text:span text:style-name="T1">You give only the s-s component of the x_3 response, </text:span></text:p>
            </office:annotation>
            <text:p>21.5</text:p>
          </table:table-cell>
          <table:table-cell table:style-name="data" table:formula="of:=SUM([.F27:.K27])" office:value-type="float" office:value="96">
            <text:p>96.0</text:p>
          </table:table-cell>
          <table:table-cell table:style-name="ce5" table:number-columns-repeated="1012"/>
        </table:table-row>
        <table:table-row table:style-name="ro2">
          <table:table-cell table:style-name="enumeration" office:value-type="float" office:value="18">
            <text:p>18 <text:s/></text:p>
          </table:table-cell>
          <table:table-cell table:style-name="data" office:value-type="string">
            <text:p>763878</text:p>
          </table:table-cell>
          <table:table-cell table:style-name="data" office:value-type="string">
            <text:p>Li</text:p>
          </table:table-cell>
          <table:table-cell table:style-name="data" office:value-type="string">
            <text:p>Xin</text:p>
          </table:table-cell>
          <table:table-cell table:style-name="ce6"/>
          <table:table-cell table:style-name="data" office:value-type="float" office:value="10">
            <office:annotation draw:style-name="gr1" draw:text-style-name="P1" svg:width="1.1413in" svg:height="0.5457in" svg:x="5.6898in" svg:y="4.6232in" draw:caption-point-x="-0.2402in" draw:caption-point-y="0.5957in">
              <dc:date>2011-05-27T00:00:00</dc:date>
              <text:p text:style-name="P1"><text:span text:style-name="T1">See mat.. 770644 for details</text:span></text:p>
            </office:annotation>
            <text:p>10.0</text:p>
          </table:table-cell>
          <table:table-cell table:style-name="data" office:value-type="float" office:value="18">
            <office:annotation draw:style-name="gr3" draw:text-style-name="P1" svg:width="3.2665in" svg:height="1.1677in" svg:x="4.522in" svg:y="4.1484in" draw:caption-point-x="2.213in" draw:caption-point-y="1.0705in">
              <dc:date>2011-05-27T00:00:00</dc:date>
              <text:p text:style-name="P1"><text:span text:style-name="T1">See mat.. 770644 for details</text:span></text:p>
              <text:p text:style-name="P1"><text:span text:style-name="T1"/></text:p>
            </office:annotation>
            <text:p>18.0</text:p>
          </table:table-cell>
          <table:table-cell table:style-name="data" office:value-type="float" office:value="14">
            <office:annotation draw:style-name="gr1" draw:text-style-name="P1" svg:width="1.1413in" svg:height="0.5457in" svg:x="8.1917in" svg:y="4.6232in" draw:caption-point-x="-0.2402in" draw:caption-point-y="0.5957in">
              <dc:date>2011-05-27T00:00:00</dc:date>
              <text:p text:style-name="P1"><text:span text:style-name="T1">See mat.. 770644 for details</text:span></text:p>
            </office:annotation>
            <text:p>14.0</text:p>
          </table:table-cell>
          <table:table-cell table:style-name="data" office:value-type="float" office:value="9">
            <office:annotation draw:style-name="gr1" draw:text-style-name="P1" svg:width="1.1413in" svg:height="0.5457in" svg:x="9.0185in" svg:y="4.6232in" draw:caption-point-x="-0.2402in" draw:caption-point-y="0.5957in">
              <dc:date>2011-05-27T00:00:00</dc:date>
              <text:p text:style-name="P1"><text:span text:style-name="T1">See mat.. 770644 for details</text:span></text:p>
            </office:annotation>
            <text:p>9.0</text:p>
          </table:table-cell>
          <table:table-cell table:style-name="data" office:value-type="float" office:value="15">
            <office:annotation draw:style-name="gr1" draw:text-style-name="P1" svg:width="1.1413in" svg:height="0.5457in" svg:x="10.2in" svg:y="4.6232in" draw:caption-point-x="-0.2402in" draw:caption-point-y="0.5957in">
              <dc:date>2011-05-27T00:00:00</dc:date>
              <text:p text:style-name="P1"><text:span text:style-name="T1">See mat.. 770644 for details</text:span></text:p>
            </office:annotation>
            <text:p>15.0</text:p>
          </table:table-cell>
          <table:table-cell table:style-name="data" office:value-type="float" office:value="18">
            <office:annotation draw:style-name="gr1" draw:text-style-name="P1" svg:width="1.1413in" svg:height="0.5457in" svg:x="11.2083in" svg:y="4.6232in" draw:caption-point-x="-0.2402in" draw:caption-point-y="0.5957in">
              <dc:date>2011-05-27T00:00:00</dc:date>
              <text:p text:style-name="P1"><text:span text:style-name="T1">See mat.. 770644 for details</text:span></text:p>
            </office:annotation>
            <text:p>18.0</text:p>
          </table:table-cell>
          <table:table-cell table:style-name="data" table:formula="of:=SUM([.F28:.K28])" office:value-type="float" office:value="84">
            <text:p>84.0</text:p>
          </table:table-cell>
          <table:table-cell table:style-name="ce5" table:number-columns-repeated="1012"/>
        </table:table-row>
        <table:table-row table:style-name="ro3">
          <table:table-cell table:style-name="enumeration" office:value-type="float" office:value="19">
            <text:p>19 <text:s/></text:p>
          </table:table-cell>
          <table:table-cell table:style-name="data" office:value-type="string">
            <text:p>767453</text:p>
          </table:table-cell>
          <table:table-cell table:style-name="data" office:value-type="string">
            <text:p>Mehaseb</text:p>
          </table:table-cell>
          <table:table-cell table:style-name="data" office:value-type="string">
            <text:p>Abdelaziz</text:p>
          </table:table-cell>
          <table:table-cell table:style-name="ce7"/>
          <table:table-cell table:style-name="data" office:value-type="float" office:value="10">
            <text:p>10.0</text:p>
          </table:table-cell>
          <table:table-cell table:style-name="data" office:value-type="float" office:value="17">
            <office:annotation draw:style-name="gr6" draw:text-style-name="P1" svg:width="4.4638in" svg:height="0.3902in" svg:x="6.9752in" svg:y="4.8083in" draw:caption-point-x="-0.2402in" draw:caption-point-y="0.5961in">
              <dc:date>2011-05-20T00:00:00</dc:date>
              <text:p text:style-name="P1"><text:span text:style-name="T1">Excessive duration of time step, bad results</text:span></text:p>
              <text:p text:style-name="P1"><text:span text:style-name="T1">No discussion of implications of the result.</text:span></text:p>
            </office:annotation>
            <text:p>17.0</text:p>
          </table:table-cell>
          <table:table-cell table:style-name="data" office:value-type="float" office:value="14.5">
            <office:annotation draw:style-name="gr1" draw:text-style-name="P2" svg:width="1.1413in" svg:height="0.2346in" svg:x="8.1917in" svg:y="4.8094in" draw:caption-point-x="-0.2402in" draw:caption-point-y="0.5949in">
              <dc:date>2011-05-28T00:00:00</dc:date>
              <text:p text:style-name="P2">Procedure?</text:p>
            </office:annotation>
            <text:p>14.5</text:p>
          </table:table-cell>
          <table:table-cell table:style-name="data" office:value-type="float" office:value="7">
            <office:annotation draw:style-name="gr2" draw:text-style-name="P2" svg:width="1.8083in" svg:height="0.8567in" svg:x="9.0185in" svg:y="4.8094in" draw:caption-point-x="-0.2402in" draw:caption-point-y="0.5949in">
              <dc:date>2011-05-28T00:00:00</dc:date>
              <text:p text:style-name="P2">Wrong kinematism, errors writing the equation of dynamic eq. (you forgot some components of inertial forces)</text:p>
            </office:annotation>
            <text:p>7.0</text:p>
          </table:table-cell>
          <table:table-cell table:style-name="data" office:value-type="float" office:value="8">
            <office:annotation draw:style-name="gr1" draw:text-style-name="P1" svg:width="1.1413in" svg:height="1.0122in" svg:x="10.2in" svg:y="4.8075in" draw:caption-point-x="-0.2402in" draw:caption-point-y="0.5969in">
              <dc:date>2011-05-27T00:00:00</dc:date>
              <text:p text:style-name="P1"><text:span text:style-name="T1">The equation written for V^1 is </text:span><text:span text:style-name="T4">clearly </text:span><text:span text:style-name="T1">wrong, and so are all the results following R_oo.</text:span></text:p>
            </office:annotation>
            <text:p>8.0</text:p>
          </table:table-cell>
          <table:table-cell table:style-name="data" office:value-type="float" office:value="11">
            <office:annotation draw:style-name="gr11" draw:text-style-name="P2" svg:width="1.7161in" svg:height="1.3232in" svg:x="11.2083in" svg:y="4.8094in" draw:caption-point-x="-0.2402in" draw:caption-point-y="0.5949in">
              <dc:date>2011-05-28T00:00:00</dc:date>
              <text:p text:style-name="P2"><text:span text:style-name="T1">Apparently, you've not understood the concept of eigenvector...</text:span></text:p>
              <text:p text:style-name="P2"><text:span text:style-name="T1">There are other errors in the determination of x_3, and, moreover, you give the (wrong valued) s-s component only.</text:span></text:p>
            </office:annotation>
            <text:p>11.0</text:p>
          </table:table-cell>
          <table:table-cell table:style-name="data" table:formula="of:=SUM([.F29:.K29])" office:value-type="float" office:value="67.5">
            <text:p>67.5</text:p>
          </table:table-cell>
          <table:table-cell table:style-name="ce5" table:number-columns-repeated="1012"/>
        </table:table-row>
        <table:table-row table:style-name="ro3">
          <table:table-cell table:style-name="enumeration" office:value-type="float" office:value="20">
            <text:p>20 <text:s/></text:p>
          </table:table-cell>
          <table:table-cell table:style-name="data" office:value-type="string">
            <text:p>763120</text:p>
          </table:table-cell>
          <table:table-cell table:style-name="data" office:value-type="string">
            <text:p>Memisoglu</text:p>
          </table:table-cell>
          <table:table-cell table:style-name="data" office:value-type="string">
            <text:p>Gokay</text:p>
          </table:table-cell>
          <table:table-cell table:style-name="ce6"/>
          <table:table-cell table:style-name="data" office:value-type="float" office:value="10">
            <text:p>10.0</text:p>
          </table:table-cell>
          <table:table-cell table:style-name="data" office:value-type="float" office:value="17">
            <office:annotation draw:style-name="gr6" draw:text-style-name="P1" svg:width="4.4638in" svg:height="0.3902in" svg:x="6.9752in" svg:y="5.0283in" draw:caption-point-x="-0.2402in" draw:caption-point-y="0.5961in">
              <dc:date>2011-05-20T00:00:00</dc:date>
              <text:p text:style-name="P1"><text:span text:style-name="T1">Excessive duration of time step, bad results</text:span></text:p>
              <text:p text:style-name="P1"><text:span text:style-name="T1">No discussion of implications of the result.</text:span></text:p>
            </office:annotation>
            <text:p>17.0</text:p>
          </table:table-cell>
          <table:table-cell table:style-name="data" office:value-type="float" office:value="14.5">
            <office:annotation draw:style-name="gr1" draw:text-style-name="P2" svg:width="1.1413in" svg:height="0.2346in" svg:x="8.1917in" svg:y="5.0295in" draw:caption-point-x="-0.2402in" draw:caption-point-y="0.5949in">
              <dc:date>2011-05-28T00:00:00</dc:date>
              <text:p text:style-name="P2">Procedure?</text:p>
            </office:annotation>
            <text:p>14.5</text:p>
          </table:table-cell>
          <table:table-cell table:style-name="data" office:value-type="float" office:value="7">
            <office:annotation draw:style-name="gr1" draw:text-style-name="P2" svg:width="1.8083in" svg:height="0.8567in" svg:x="9.0185in" svg:y="5.0295in" draw:caption-point-x="-0.2402in" draw:caption-point-y="0.5949in">
              <dc:date>2011-05-28T00:00:00</dc:date>
              <text:p text:style-name="P2">Wrong kinematism, errors writing the equation of dynamic eq. (you forgot some components of inertial forces)</text:p>
            </office:annotation>
            <text:p>7.0</text:p>
          </table:table-cell>
          <table:table-cell table:style-name="data" office:value-type="float" office:value="8">
            <office:annotation draw:style-name="gr1" draw:text-style-name="P1" svg:width="1.1413in" svg:height="1.0122in" svg:x="10.2in" svg:y="5.0276in" draw:caption-point-x="-0.2402in" draw:caption-point-y="0.5969in">
              <dc:date>2011-05-27T00:00:00</dc:date>
              <text:p text:style-name="P1"><text:span text:style-name="T1">The equation written for V^1 is </text:span><text:span text:style-name="T4">clearly </text:span><text:span text:style-name="T1">wrong, and so are all the results following R_oo.</text:span></text:p>
            </office:annotation>
            <text:p>8.0</text:p>
          </table:table-cell>
          <table:table-cell table:style-name="data" office:value-type="float" office:value="11">
            <office:annotation draw:style-name="gr1" draw:text-style-name="P2" svg:width="1.7161in" svg:height="1.3232in" svg:x="11.2083in" svg:y="5.0295in" draw:caption-point-x="-0.2402in" draw:caption-point-y="0.5949in">
              <dc:date>2011-05-28T00:00:00</dc:date>
              <text:p text:style-name="P1"><text:span text:style-name="T1">Apparently, you've not understood the concept of eigenvector...</text:span></text:p>
              <text:p text:style-name="P1"><text:span text:style-name="T1">There are other errors in the determination of x_3, and, moreover, you give the (wrong valued) s-s component only.</text:span></text:p>
            </office:annotation>
            <text:p>11.0</text:p>
          </table:table-cell>
          <table:table-cell table:style-name="data" table:formula="of:=SUM([.F30:.K30])" office:value-type="float" office:value="67.5">
            <text:p>67.5</text:p>
          </table:table-cell>
          <table:table-cell table:style-name="ce5" table:number-columns-repeated="1012"/>
        </table:table-row>
        <table:table-row table:style-name="ro3">
          <table:table-cell table:style-name="enumeration" office:value-type="float" office:value="21">
            <text:p>21 <text:s/></text:p>
          </table:table-cell>
          <table:table-cell table:style-name="data" office:value-type="string">
            <text:p>766781</text:p>
          </table:table-cell>
          <table:table-cell table:style-name="data" office:value-type="string">
            <text:p>Kamal</text:p>
          </table:table-cell>
          <table:table-cell table:style-name="data" office:value-type="string">
            <text:p>Mahmoud</text:p>
          </table:table-cell>
          <table:table-cell table:style-name="ce7"/>
          <table:table-cell table:style-name="data" office:value-type="float" office:value="10">
            <text:p>10.0</text:p>
          </table:table-cell>
          <table:table-cell table:style-name="data" office:value-type="float" office:value="17">
            <office:annotation draw:style-name="gr6" draw:text-style-name="P1" svg:width="4.4638in" svg:height="0.3902in" svg:x="6.9752in" svg:y="5.2484in" draw:caption-point-x="-0.2402in" draw:caption-point-y="0.5961in">
              <dc:date>2011-05-20T00:00:00</dc:date>
              <text:p text:style-name="P1"><text:span text:style-name="T1">Excessive duration of time step, bad results</text:span></text:p>
              <text:p text:style-name="P1"><text:span text:style-name="T1">No discussion of implications of the result.</text:span></text:p>
            </office:annotation>
            <text:p>17.0</text:p>
          </table:table-cell>
          <table:table-cell table:style-name="data" office:value-type="float" office:value="14.5">
            <office:annotation draw:style-name="gr1" draw:text-style-name="P2" svg:width="1.1413in" svg:height="0.2346in" svg:x="8.1917in" svg:y="5.2496in" draw:caption-point-x="-0.2402in" draw:caption-point-y="0.5949in">
              <dc:date>2011-05-28T00:00:00</dc:date>
              <text:p text:style-name="P2">Procedure?</text:p>
            </office:annotation>
            <text:p>14.5</text:p>
          </table:table-cell>
          <table:table-cell table:style-name="data" office:value-type="float" office:value="7">
            <office:annotation draw:style-name="gr2" draw:text-style-name="P2" svg:width="1.8083in" svg:height="0.8567in" svg:x="9.0185in" svg:y="5.2496in" draw:caption-point-x="-0.2402in" draw:caption-point-y="0.5949in">
              <dc:date>2011-05-28T00:00:00</dc:date>
              <text:p text:style-name="P2">Wrong kinematism, errors writing the equation of dynamic eq. (you forgot some components of inertial forces)</text:p>
            </office:annotation>
            <text:p>7.0</text:p>
          </table:table-cell>
          <table:table-cell table:style-name="data" office:value-type="float" office:value="8">
            <office:annotation draw:style-name="gr1" draw:text-style-name="P1" svg:width="1.1413in" svg:height="1.0122in" svg:x="10.2in" svg:y="5.2476in" draw:caption-point-x="-0.2402in" draw:caption-point-y="0.5969in">
              <dc:date>2011-05-27T00:00:00</dc:date>
              <text:p text:style-name="P1"><text:span text:style-name="T1">The equation written for V^1 is </text:span><text:span text:style-name="T4">clearly </text:span><text:span text:style-name="T1">wrong, and so are all the results following R_oo.</text:span></text:p>
            </office:annotation>
            <text:p>8.0</text:p>
          </table:table-cell>
          <table:table-cell table:style-name="data" office:value-type="float" office:value="11">
            <office:annotation draw:style-name="gr11" draw:text-style-name="P2" svg:width="1.7161in" svg:height="1.3232in" svg:x="11.2083in" svg:y="5.2496in" draw:caption-point-x="-0.2402in" draw:caption-point-y="0.5949in">
              <dc:date>2011-05-28T00:00:00</dc:date>
              <text:p text:style-name="P2"><text:span text:style-name="T1">Apparently, you've not understood the concept of eigenvector...</text:span></text:p>
              <text:p text:style-name="P2"><text:span text:style-name="T1">There are other errors in the determination of x_3, and, moreover, you give the (wrong valued) s-s component only.</text:span></text:p>
            </office:annotation>
            <text:p>11.0</text:p>
          </table:table-cell>
          <table:table-cell table:style-name="data" table:formula="of:=SUM([.F31:.K31])" office:value-type="float" office:value="67.5">
            <text:p>67.5</text:p>
          </table:table-cell>
          <table:table-cell table:style-name="ce5" table:number-columns-repeated="1012"/>
        </table:table-row>
        <table:table-row table:style-name="ro3">
          <table:table-cell table:style-name="enumeration" office:value-type="float" office:value="22">
            <text:p>22 <text:s/></text:p>
          </table:table-cell>
          <table:table-cell table:style-name="data" office:value-type="string">
            <text:p>770776</text:p>
          </table:table-cell>
          <table:table-cell table:style-name="data" office:value-type="string">
            <text:p>Nouri</text:p>
          </table:table-cell>
          <table:table-cell table:style-name="data" office:value-type="string">
            <text:p>Mehdi</text:p>
          </table:table-cell>
          <table:table-cell table:style-name="data"/>
          <table:table-cell table:style-name="data" office:value-type="float" office:value="10">
            <text:p>10.0</text:p>
          </table:table-cell>
          <table:table-cell table:style-name="data" office:value-type="float" office:value="14">
            <office:annotation draw:style-name="gr3" draw:text-style-name="P1" svg:width="2.1886in" svg:height="1.1677in" svg:x="6.9752in" svg:y="5.4685in" draw:caption-point-x="-0.2402in" draw:caption-point-y="0.5957in">
              <dc:date>2011-05-27T00:00:00</dc:date>
              <text:p text:style-name="P1"><text:span text:style-name="T1">a) OK</text:span></text:p>
              <text:p text:style-name="P1"><text:span text:style-name="T1">b) the solution is not affected by inertial forces, maybe some problem in the implementation (that you did not show)? No discussion of the implicit question about damping</text:span></text:p>
            </office:annotation>
            <text:p>14.0</text:p>
          </table:table-cell>
          <table:table-cell table:style-name="data" office:value-type="float" office:value="13.5">
            <office:annotation draw:style-name="gr1" draw:text-style-name="P1" svg:width="1.1413in" svg:height="1.0122in" svg:x="8.1917in" svg:y="5.4685in" draw:caption-point-x="-0.2402in" draw:caption-point-y="0.5957in">
              <dc:date>2011-05-27T00:00:00</dc:date>
              <text:p text:style-name="P1"><text:span text:style-name="T1">Almost ok (the procedue is not justified), also error in zeta (without procedure)</text:span></text:p>
            </office:annotation>
            <text:p>13.5</text:p>
          </table:table-cell>
          <table:table-cell table:style-name="data" office:value-type="float" office:value="6">
            <office:annotation draw:style-name="gr1" draw:text-style-name="P1" svg:width="1.1413in" svg:height="1.0122in" svg:x="9.0185in" svg:y="5.4685in" draw:caption-point-x="-0.2402in" draw:caption-point-y="0.5957in">
              <dc:date>2011-05-28T00:00:00</dc:date>
              <text:p text:style-name="P1"><text:span text:style-name="T1">For me, it's very difficult to understand your procedure... many errors and wrong results</text:span></text:p>
            </office:annotation>
            <text:p>6.0</text:p>
          </table:table-cell>
          <table:table-cell table:style-name="data" office:value-type="float" office:value="8">
            <office:annotation draw:style-name="gr1" draw:text-style-name="P1" svg:width="1.1413in" svg:height="1.0122in" svg:x="10.2in" svg:y="5.4685in" draw:caption-point-x="-0.2402in" draw:caption-point-y="0.5957in">
              <dc:date>2011-05-27T00:00:00</dc:date>
              <text:p text:style-name="P1"><text:span text:style-name="T1">The equation written for V^1 is </text:span><text:span text:style-name="T4">clearly </text:span><text:span text:style-name="T1">wrong, and so are all the results following R_oo.</text:span></text:p>
            </office:annotation>
            <text:p>8.0</text:p>
          </table:table-cell>
          <table:table-cell table:style-name="data" office:value-type="float" office:value="11">
            <office:annotation draw:style-name="gr11" draw:text-style-name="P2" svg:width="1.7161in" svg:height="1.3232in" svg:x="11.2083in" svg:y="5.4693in" draw:caption-point-x="-0.2402in" draw:caption-point-y="0.5949in">
              <dc:date>2011-05-28T00:00:00</dc:date>
              <text:p text:style-name="P2"><text:span text:style-name="T1">Apparently, you've not understood the concept of eigenvector...</text:span></text:p>
              <text:p text:style-name="P2"><text:span text:style-name="T1">There are other errors in the determination of x_3, and, moreover, you give the (wrong valued) s-s component only.</text:span></text:p>
            </office:annotation>
            <text:p>11.0</text:p>
          </table:table-cell>
          <table:table-cell table:style-name="data" table:formula="of:=SUM([.F32:.K32])" office:value-type="float" office:value="62.5">
            <text:p>62.5</text:p>
          </table:table-cell>
          <table:table-cell table:style-name="ce5" table:number-columns-repeated="1012"/>
        </table:table-row>
        <table:table-row table:style-name="ro3">
          <table:table-cell table:style-name="enumeration" office:value-type="float" office:value="23">
            <text:p>23 <text:s/></text:p>
          </table:table-cell>
          <table:table-cell table:style-name="data" office:value-type="string">
            <text:p>763746</text:p>
          </table:table-cell>
          <table:table-cell table:style-name="data" office:value-type="string">
            <text:p>Ozturk</text:p>
          </table:table-cell>
          <table:table-cell table:style-name="data" office:value-type="string">
            <text:p>Ugur</text:p>
          </table:table-cell>
          <table:table-cell table:style-name="ce7"/>
          <table:table-cell table:style-name="data" office:value-type="float" office:value="10">
            <text:p>10.0</text:p>
          </table:table-cell>
          <table:table-cell table:style-name="data" office:value-type="float" office:value="14">
            <office:annotation draw:style-name="gr3" draw:text-style-name="P1" svg:width="3.8492in" svg:height="1.1677in" svg:x="4.2673in" svg:y="4.9567in" draw:caption-point-x="2.4677in" draw:caption-point-y="1.3276in">
              <dc:date>2011-05-19T00:00:00</dc:date>
              <text:p text:style-name="P1"><text:span text:style-name="T1">Different errors in the tabular that you use to compute “k”, all in the labels column anyway... most irritating is using wrong units for the result (kg/m vs N/m)</text:span></text:p>
              <text:p text:style-name="P1"><text:span text:style-name="T1">The numerical procedure has to be wrong (no code shown) as the numerical results are clearly wrong.</text:span></text:p>
              <text:p text:style-name="P1"><text:span text:style-name="T1">No comment is given on the inappropriateness of the solution found.</text:span></text:p>
            </office:annotation>
            <text:p>14.0</text:p>
          </table:table-cell>
          <table:table-cell table:style-name="data" office:value-type="float" office:value="14.5">
            <office:annotation draw:style-name="gr1" draw:text-style-name="P2" svg:width="1.1413in" svg:height="0.2346in" svg:x="8.1917in" svg:y="5.6894in" draw:caption-point-x="-0.2402in" draw:caption-point-y="0.5949in">
              <dc:date>2011-05-28T00:00:00</dc:date>
              <text:p text:style-name="P2">Procedure?</text:p>
            </office:annotation>
            <text:p>14.5</text:p>
          </table:table-cell>
          <table:table-cell table:style-name="data" office:value-type="float" office:value="7">
            <office:annotation draw:style-name="gr2" draw:text-style-name="P2" svg:width="1.8083in" svg:height="0.8567in" svg:x="9.0185in" svg:y="5.6894in" draw:caption-point-x="-0.2402in" draw:caption-point-y="0.5949in">
              <dc:date>2011-05-28T00:00:00</dc:date>
              <text:p text:style-name="P2">Wrong kinematism, errors writing the equation of dynamic eq. (you forgot some components of inertial forces)</text:p>
            </office:annotation>
            <text:p>7.0</text:p>
          </table:table-cell>
          <table:table-cell table:style-name="data" office:value-type="float" office:value="8">
            <office:annotation draw:style-name="gr1" draw:text-style-name="P1" svg:width="1.1413in" svg:height="1.0122in" svg:x="10.2in" svg:y="5.6874in" draw:caption-point-x="-0.2402in" draw:caption-point-y="0.5969in">
              <dc:date>2011-05-27T00:00:00</dc:date>
              <text:p text:style-name="P1"><text:span text:style-name="T1">The equation written for V^1 is </text:span><text:span text:style-name="T4">clearly </text:span><text:span text:style-name="T1">wrong, and so are all the results following R_oo.</text:span></text:p>
            </office:annotation>
            <text:p>8.0</text:p>
          </table:table-cell>
          <table:table-cell table:style-name="data" office:value-type="float" office:value="11">
            <office:annotation draw:style-name="gr11" draw:text-style-name="P2" svg:width="1.7161in" svg:height="1.3232in" svg:x="11.2083in" svg:y="5.6894in" draw:caption-point-x="-0.2402in" draw:caption-point-y="0.5949in">
              <dc:date>2011-05-28T00:00:00</dc:date>
              <text:p text:style-name="P2"><text:span text:style-name="T1">Apparently, you've not understood the concept of eigenvector...</text:span></text:p>
              <text:p text:style-name="P2"><text:span text:style-name="T1">There are other errors in the determination of x_3, and, moreover, you give the (wrong valued) s-s component only.</text:span></text:p>
            </office:annotation>
            <text:p>11.0</text:p>
          </table:table-cell>
          <table:table-cell table:style-name="data" table:formula="of:=SUM([.F33:.K33])" office:value-type="float" office:value="64.5">
            <text:p>64.5</text:p>
          </table:table-cell>
          <table:table-cell table:style-name="ce5" table:number-columns-repeated="1012"/>
        </table:table-row>
        <table:table-row table:style-name="ro3">
          <table:table-cell table:style-name="enumeration" office:value-type="float" office:value="24">
            <text:p>24 <text:s/></text:p>
          </table:table-cell>
          <table:table-cell table:style-name="data" office:value-type="string">
            <text:p>705352</text:p>
          </table:table-cell>
          <table:table-cell table:style-name="data" office:value-type="string">
            <text:p>Pozzi</text:p>
          </table:table-cell>
          <table:table-cell table:style-name="data" office:value-type="string">
            <text:p>Nereo</text:p>
          </table:table-cell>
          <table:table-cell table:style-name="data"/>
          <table:table-cell table:number-columns-repeated="6" table:style-name="ce10" office:value-type="string">
            <text:p>-</text:p>
          </table:table-cell>
          <table:table-cell table:style-name="data" table:formula="of:=SUM([.F34:.K34])" office:value-type="float" office:value="0">
            <text:p>0.0</text:p>
          </table:table-cell>
          <table:table-cell table:style-name="ce5" table:number-columns-repeated="1012"/>
        </table:table-row>
        <table:table-row table:style-name="ro2">
          <table:table-cell table:style-name="enumeration" office:value-type="float" office:value="25">
            <text:p>25 <text:s/></text:p>
          </table:table-cell>
          <table:table-cell table:style-name="data" office:value-type="string">
            <text:p>767209</text:p>
          </table:table-cell>
          <table:table-cell table:style-name="data" office:value-type="string">
            <text:p>Przybylowicz</text:p>
          </table:table-cell>
          <table:table-cell table:style-name="data" office:value-type="string">
            <text:p>Michal</text:p>
          </table:table-cell>
          <table:table-cell table:style-name="ce8"/>
          <table:table-cell table:style-name="data" table:number-columns-repeated="6"/>
          <table:table-cell table:style-name="data" table:formula="of:=SUM([.F35:.K35])" office:value-type="float" office:value="0">
            <text:p>0.0</text:p>
          </table:table-cell>
          <table:table-cell table:style-name="ce5" table:number-columns-repeated="1012"/>
        </table:table-row>
        <table:table-row table:style-name="ro2">
          <table:table-cell table:style-name="enumeration" office:value-type="float" office:value="26">
            <text:p>26 <text:s/></text:p>
          </table:table-cell>
          <table:table-cell table:style-name="data" office:value-type="string">
            <text:p>764772</text:p>
          </table:table-cell>
          <table:table-cell table:style-name="data" office:value-type="string">
            <text:p>Ramirez</text:p>
          </table:table-cell>
          <table:table-cell table:style-name="data" office:value-type="string">
            <text:p>Tania</text:p>
          </table:table-cell>
          <table:table-cell table:style-name="ce8"/>
          <table:table-cell table:style-name="data" table:number-columns-repeated="6"/>
          <table:table-cell table:style-name="data" table:formula="of:=SUM([.F36:.K36])" office:value-type="float" office:value="0">
            <text:p>0.0</text:p>
          </table:table-cell>
          <table:table-cell table:style-name="ce5" table:number-columns-repeated="1012"/>
        </table:table-row>
        <table:table-row table:style-name="ro3">
          <table:table-cell table:style-name="enumeration" office:value-type="float" office:value="27">
            <text:p>27 <text:s/></text:p>
          </table:table-cell>
          <table:table-cell table:style-name="data" office:value-type="string">
            <text:p>764371</text:p>
          </table:table-cell>
          <table:table-cell table:style-name="data" office:value-type="string">
            <text:p>Reina</text:p>
          </table:table-cell>
          <table:table-cell table:style-name="data" office:value-type="string">
            <text:p>Laura</text:p>
          </table:table-cell>
          <table:table-cell table:style-name="data"/>
          <table:table-cell table:number-columns-repeated="6" table:style-name="ce10" office:value-type="string">
            <text:p>-</text:p>
          </table:table-cell>
          <table:table-cell table:style-name="data" table:formula="of:=SUM([.F37:.K37])" office:value-type="float" office:value="0">
            <text:p>0.0</text:p>
          </table:table-cell>
          <table:table-cell table:style-name="ce5" table:number-columns-repeated="1012"/>
        </table:table-row>
        <table:table-row table:style-name="ro2">
          <table:table-cell table:style-name="enumeration" office:value-type="float" office:value="28">
            <text:p>28 <text:s/></text:p>
          </table:table-cell>
          <table:table-cell table:style-name="data" office:value-type="string">
            <text:p>771703</text:p>
          </table:table-cell>
          <table:table-cell table:style-name="data" office:value-type="string">
            <text:p>Said</text:p>
          </table:table-cell>
          <table:table-cell table:style-name="data" office:value-type="string">
            <text:p>Mohamed</text:p>
          </table:table-cell>
          <table:table-cell table:style-name="ce8"/>
          <table:table-cell table:style-name="data" table:number-columns-repeated="6"/>
          <table:table-cell table:style-name="data" table:formula="of:=SUM([.F38:.K38])" office:value-type="float" office:value="0">
            <text:p>0.0</text:p>
          </table:table-cell>
          <table:table-cell table:style-name="ce5" table:number-columns-repeated="1012"/>
        </table:table-row>
        <table:table-row table:style-name="ro2">
          <table:table-cell table:style-name="enumeration" office:value-type="float" office:value="29">
            <text:p>29 <text:s/></text:p>
          </table:table-cell>
          <table:table-cell table:style-name="data" office:value-type="string">
            <text:p>770072</text:p>
          </table:table-cell>
          <table:table-cell table:style-name="data" office:value-type="string">
            <text:p>Sala</text:p>
          </table:table-cell>
          <table:table-cell table:style-name="data" office:value-type="string">
            <text:p>Daniele</text:p>
          </table:table-cell>
          <table:table-cell table:style-name="data"/>
          <table:table-cell table:style-name="data" office:value-type="float" office:value="10">
            <text:p>10.0</text:p>
          </table:table-cell>
          <table:table-cell table:style-name="data" office:value-type="float" office:value="14">
            <office:annotation draw:style-name="gr1" draw:text-style-name="P1" svg:width="1.1413in" svg:height="0.3902in" svg:x="6.9752in" svg:y="6.9051in" draw:caption-point-x="-0.2402in" draw:caption-point-y="0.5957in">
              <dc:date>2011-05-27T00:00:00</dc:date>
              <text:p text:style-name="P1"><text:span text:style-name="T1">See comments for Mat. 766479</text:span></text:p>
            </office:annotation>
            <text:p>14.0</text:p>
          </table:table-cell>
          <table:table-cell table:style-name="data" office:value-type="float" office:value="14">
            <office:annotation draw:style-name="gr1" draw:text-style-name="P1" svg:width="1.1413in" svg:height="1.0122in" svg:x="8.1917in" svg:y="6.9051in" draw:caption-point-x="-0.2402in" draw:caption-point-y="0.5957in">
              <dc:date>2011-05-28T00:00:00</dc:date>
              <text:p text:style-name="P1"><text:span text:style-name="T1">See comments for Mat. 766479, the numerical results are slihtly different and not so good</text:span></text:p>
            </office:annotation>
            <text:p>14.0</text:p>
          </table:table-cell>
          <table:table-cell table:style-name="data" office:value-type="float" office:value="8">
            <office:annotation draw:style-name="gr1" draw:text-style-name="P1" svg:width="1.1413in" svg:height="0.3902in" svg:x="9.0185in" svg:y="6.9051in" draw:caption-point-x="-0.2402in" draw:caption-point-y="0.5957in">
              <dc:date>2011-05-27T00:00:00</dc:date>
              <text:p text:style-name="P1"><text:span text:style-name="T1">See comments for Mat. 766479</text:span></text:p>
            </office:annotation>
            <text:p>8.0</text:p>
          </table:table-cell>
          <table:table-cell table:style-name="data" office:value-type="float" office:value="9.5">
            <office:annotation draw:style-name="gr1" draw:text-style-name="P1" svg:width="1.1413in" svg:height="0.3902in" svg:x="10.2in" svg:y="6.9051in" draw:caption-point-x="-0.2402in" draw:caption-point-y="0.5957in">
              <dc:date>2011-05-27T00:00:00</dc:date>
              <text:p text:style-name="P1"><text:span text:style-name="T1">See comments for Mat. 766479</text:span></text:p>
            </office:annotation>
            <text:p>9.5</text:p>
          </table:table-cell>
          <table:table-cell table:style-name="data" office:value-type="float" office:value="21">
            <office:annotation draw:style-name="gr1" draw:text-style-name="P1" svg:width="1.1413in" svg:height="0.5457in" svg:x="11.2083in" svg:y="6.9051in" draw:caption-point-x="-0.2402in" draw:caption-point-y="0.5957in">
              <dc:date>2011-05-27T00:00:00</dc:date>
              <text:p text:style-name="P1"><text:span text:style-name="T1">See comments for Mat. 766479</text:span></text:p>
              <text:p text:style-name="P1"><text:span text:style-name="T1"/></text:p>
            </office:annotation>
            <text:p>21.0</text:p>
          </table:table-cell>
          <table:table-cell table:style-name="data" table:formula="of:=SUM([.F39:.K39])" office:value-type="float" office:value="76.5">
            <text:p>76.5</text:p>
          </table:table-cell>
          <table:table-cell table:style-name="ce5" table:number-columns-repeated="1012"/>
        </table:table-row>
        <table:table-row table:style-name="ro2">
          <table:table-cell table:style-name="enumeration" office:value-type="float" office:value="30">
            <text:p>30 <text:s/></text:p>
          </table:table-cell>
          <table:table-cell table:style-name="data" office:value-type="string">
            <text:p>766241</text:p>
          </table:table-cell>
          <table:table-cell table:style-name="data" office:value-type="string">
            <text:p>Saravia</text:p>
          </table:table-cell>
          <table:table-cell table:style-name="data" office:value-type="string">
            <text:p>Christian</text:p>
          </table:table-cell>
          <table:table-cell table:style-name="ce8"/>
          <table:table-cell table:style-name="data" table:number-columns-repeated="6"/>
          <table:table-cell table:style-name="data" table:formula="of:=SUM([.F40:.K40])" office:value-type="float" office:value="0">
            <text:p>0.0</text:p>
          </table:table-cell>
          <table:table-cell table:style-name="ce5" table:number-columns-repeated="1012"/>
        </table:table-row>
        <table:table-row table:style-name="ro2">
          <table:table-cell table:style-name="enumeration" office:value-type="float" office:value="31">
            <text:p>31 <text:s/></text:p>
          </table:table-cell>
          <table:table-cell table:style-name="data" office:value-type="string">
            <text:p>760396</text:p>
          </table:table-cell>
          <table:table-cell table:style-name="data" office:value-type="string">
            <text:p>Scamoni</text:p>
          </table:table-cell>
          <table:table-cell table:style-name="data" office:value-type="string">
            <text:p>Laura</text:p>
          </table:table-cell>
          <table:table-cell table:style-name="data"/>
          <table:table-cell table:style-name="data" office:value-type="float" office:value="10">
            <text:p>10.0</text:p>
          </table:table-cell>
          <table:table-cell table:style-name="data" office:value-type="float" office:value="14">
            <office:annotation draw:style-name="gr1" draw:text-style-name="P1" svg:width="1.1413in" svg:height="0.3902in" svg:x="6.9752in" svg:y="7.276in" draw:caption-point-x="-0.2402in" draw:caption-point-y="0.5957in">
              <dc:date>2011-05-28T00:00:00</dc:date>
              <text:p text:style-name="P1"><text:span text:style-name="T1">See comments for Mat. 766479</text:span></text:p>
            </office:annotation>
            <text:p>14.0</text:p>
          </table:table-cell>
          <table:table-cell table:style-name="data" office:value-type="float" office:value="14.5">
            <office:annotation draw:style-name="gr1" draw:text-style-name="P1" svg:width="1.1413in" svg:height="0.3902in" svg:x="8.1917in" svg:y="7.276in" draw:caption-point-x="-0.2402in" draw:caption-point-y="0.5957in">
              <dc:date>2011-05-27T00:00:00</dc:date>
              <text:p text:style-name="P1"><text:span text:style-name="T1">See comments for Mat. 766479</text:span></text:p>
            </office:annotation>
            <text:p>14.5</text:p>
          </table:table-cell>
          <table:table-cell table:style-name="data" office:value-type="float" office:value="8">
            <office:annotation draw:style-name="gr1" draw:text-style-name="P1" svg:width="1.1413in" svg:height="0.3902in" svg:x="9.0185in" svg:y="7.276in" draw:caption-point-x="-0.2402in" draw:caption-point-y="0.5957in">
              <dc:date>2011-05-27T00:00:00</dc:date>
              <text:p text:style-name="P1"><text:span text:style-name="T1">See comments for Mat. 766479</text:span></text:p>
            </office:annotation>
            <text:p>8.0</text:p>
          </table:table-cell>
          <table:table-cell table:style-name="data" office:value-type="float" office:value="9.5">
            <office:annotation draw:style-name="gr1" draw:text-style-name="P1" svg:width="1.1413in" svg:height="0.3902in" svg:x="10.2in" svg:y="7.276in" draw:caption-point-x="-0.2402in" draw:caption-point-y="0.5957in">
              <dc:date>2011-05-27T00:00:00</dc:date>
              <text:p text:style-name="P1"><text:span text:style-name="T1">See comments for Mat. 766479</text:span></text:p>
            </office:annotation>
            <text:p>9.5</text:p>
          </table:table-cell>
          <table:table-cell table:style-name="data" office:value-type="float" office:value="21">
            <office:annotation draw:style-name="gr1" draw:text-style-name="P1" svg:width="1.1413in" svg:height="0.5457in" svg:x="11.2083in" svg:y="7.276in" draw:caption-point-x="-0.2402in" draw:caption-point-y="0.5957in">
              <dc:date>2011-05-27T00:00:00</dc:date>
              <text:p text:style-name="P1"><text:span text:style-name="T1">See comments for Mat. 766479</text:span></text:p>
              <text:p text:style-name="P1"><text:span text:style-name="T1"/></text:p>
            </office:annotation>
            <text:p>21.0</text:p>
          </table:table-cell>
          <table:table-cell table:style-name="data" table:formula="of:=SUM([.F41:.K41])" office:value-type="float" office:value="77">
            <text:p>77.0</text:p>
          </table:table-cell>
          <table:table-cell table:style-name="ce5" table:number-columns-repeated="1012"/>
        </table:table-row>
        <table:table-row table:style-name="ro2">
          <table:table-cell table:style-name="enumeration" office:value-type="float" office:value="32">
            <text:p>32 <text:s/></text:p>
          </table:table-cell>
          <table:table-cell table:style-name="data" office:value-type="string">
            <text:p>767736</text:p>
          </table:table-cell>
          <table:table-cell table:style-name="data" office:value-type="string">
            <text:p>Sormain</text:p>
          </table:table-cell>
          <table:table-cell table:style-name="data" office:value-type="string">
            <text:p>Elsa</text:p>
          </table:table-cell>
          <table:table-cell table:style-name="ce6"/>
          <table:table-cell table:style-name="data" office:value-type="float" office:value="10">
            <text:p>10.0</text:p>
          </table:table-cell>
          <table:table-cell table:style-name="data" office:value-type="float" office:value="19">
            <office:annotation draw:style-name="gr6" draw:text-style-name="P1" svg:width="3.0736in" svg:height="0.3902in" svg:x="6.9752in" svg:y="7.4606in" draw:caption-point-x="-0.2402in" draw:caption-point-y="0.5961in">
              <dc:date>2011-05-20T00:00:00</dc:date>
              <text:p text:style-name="P1"><text:span text:style-name="T1">I have not understood what you have done with the excel's solver.</text:span></text:p>
            </office:annotation>
            <text:p>19.0</text:p>
          </table:table-cell>
          <table:table-cell table:number-columns-repeated="3" table:style-name="data" office:value-type="float" office:value="15">
            <text:p>15.0</text:p>
          </table:table-cell>
          <table:table-cell table:style-name="data" office:value-type="float" office:value="21">
            <office:annotation draw:style-name="gr1" draw:text-style-name="P1" svg:width="1.1413in" svg:height="0.2346in" svg:x="11.2083in" svg:y="7.461in" draw:caption-point-x="-0.2402in" draw:caption-point-y="0.5957in">
              <dc:date>2011-05-28T00:00:00</dc:date>
              <text:p text:style-name="P1"><text:span text:style-name="T1">S-s only.</text:span></text:p>
            </office:annotation>
            <text:p>21.0</text:p>
          </table:table-cell>
          <table:table-cell table:style-name="data" table:formula="of:=SUM([.F42:.K42])" office:value-type="float" office:value="95">
            <text:p>95.0</text:p>
          </table:table-cell>
          <table:table-cell table:style-name="ce5" table:number-columns-repeated="1012"/>
        </table:table-row>
        <table:table-row table:style-name="ro3">
          <table:table-cell table:style-name="enumeration" office:value-type="float" office:value="33">
            <text:p>33 <text:s/></text:p>
          </table:table-cell>
          <table:table-cell table:style-name="data" office:value-type="string">
            <text:p>762840</text:p>
          </table:table-cell>
          <table:table-cell table:style-name="data" office:value-type="string">
            <text:p>Tarekegn</text:p>
          </table:table-cell>
          <table:table-cell table:style-name="data" office:value-type="string">
            <text:p>Yalelet Alemnew</text:p>
          </table:table-cell>
          <table:table-cell table:style-name="ce6"/>
          <table:table-cell table:style-name="data" office:value-type="float" office:value="10">
            <text:p>10.0</text:p>
          </table:table-cell>
          <table:table-cell table:style-name="data" office:value-type="float" office:value="17">
            <office:annotation draw:style-name="gr6" draw:text-style-name="P1" svg:width="4.4638in" svg:height="0.3902in" svg:x="6.9752in" svg:y="7.6461in" draw:caption-point-x="-0.2402in" draw:caption-point-y="0.5961in">
              <dc:date>2011-05-20T00:00:00</dc:date>
              <text:p text:style-name="P1"><text:span text:style-name="T1">Excessive duration of time step, bad results</text:span></text:p>
              <text:p text:style-name="P1"><text:span text:style-name="T1">No discussion of implications of the result.</text:span></text:p>
            </office:annotation>
            <text:p>17.0</text:p>
          </table:table-cell>
          <table:table-cell table:style-name="data" office:value-type="float" office:value="15">
            <text:p>15.0</text:p>
          </table:table-cell>
          <table:table-cell table:style-name="data" office:value-type="float" office:value="6">
            <office:annotation draw:style-name="gr1" draw:text-style-name="P1" svg:width="1.1413in" svg:height="1.0122in" svg:x="9.0185in" svg:y="7.6469in" draw:caption-point-x="-0.2402in" draw:caption-point-y="0.5953in">
              <dc:date>2011-05-28T00:00:00</dc:date>
              <text:p text:style-name="P1"><text:span text:style-name="T1">For me, it's very difficult to understand your procedure... many errors and wrong results</text:span></text:p>
            </office:annotation>
            <text:p>6.0</text:p>
          </table:table-cell>
          <table:table-cell table:style-name="data" office:value-type="float" office:value="8">
            <office:annotation draw:style-name="gr1" draw:text-style-name="P1" svg:width="1.1413in" svg:height="0.7012in" svg:x="10.2in" svg:y="7.6461in" draw:caption-point-x="-0.2402in" draw:caption-point-y="0.5961in">
              <dc:date>2011-05-20T00:00:00</dc:date>
              <text:p text:style-name="P1"><text:span text:style-name="T1">Only R_oo.</text:span></text:p>
              <text:p text:style-name="P1"><text:span text:style-name="T1">Wrong equation for new V, shipwreck total.</text:span></text:p>
            </office:annotation>
            <text:p>8.0</text:p>
          </table:table-cell>
          <table:table-cell table:style-name="data" office:value-type="float" office:value="11">
            <office:annotation draw:style-name="gr11" draw:text-style-name="P2" svg:width="1.7161in" svg:height="1.3232in" svg:x="11.2083in" svg:y="7.6472in" draw:caption-point-x="-0.2402in" draw:caption-point-y="0.5949in">
              <dc:date>2011-05-28T00:00:00</dc:date>
              <text:p text:style-name="P2"><text:span text:style-name="T1">Apparently, you've not understood the concept of eigenvector...</text:span></text:p>
              <text:p text:style-name="P2"><text:span text:style-name="T1">There are other errors in the determination of x_3, and, moreover, you give the (wrong valued) s-s component only.</text:span></text:p>
            </office:annotation>
            <text:p>11.0</text:p>
          </table:table-cell>
          <table:table-cell table:style-name="data" table:formula="of:=SUM([.F43:.K43])" office:value-type="float" office:value="67">
            <text:p>67.0</text:p>
          </table:table-cell>
          <table:table-cell table:style-name="ce5" table:number-columns-repeated="1012"/>
        </table:table-row>
        <table:table-row table:style-name="ro2">
          <table:table-cell table:style-name="enumeration" office:value-type="float" office:value="34">
            <text:p>34 <text:s/></text:p>
          </table:table-cell>
          <table:table-cell table:style-name="data" office:value-type="string">
            <text:p>765072</text:p>
          </table:table-cell>
          <table:table-cell table:style-name="data" office:value-type="string">
            <text:p>Ullah Shah</text:p>
          </table:table-cell>
          <table:table-cell table:style-name="data" office:value-type="string">
            <text:p>Neyamat</text:p>
          </table:table-cell>
          <table:table-cell table:style-name="data" table:number-columns-repeated="7"/>
          <table:table-cell table:style-name="data" table:formula="of:=SUM([.F44:.K44])" office:value-type="float" office:value="0">
            <text:p>0.0</text:p>
          </table:table-cell>
          <table:table-cell table:style-name="ce5" table:number-columns-repeated="1012"/>
        </table:table-row>
        <table:table-row table:style-name="ro3">
          <table:table-cell table:style-name="enumeration" office:value-type="float" office:value="35">
            <text:p>35 <text:s/></text:p>
          </table:table-cell>
          <table:table-cell table:style-name="data" office:value-type="string">
            <text:p>766950</text:p>
          </table:table-cell>
          <table:table-cell table:style-name="data" office:value-type="string">
            <text:p>Vaezi</text:p>
          </table:table-cell>
          <table:table-cell table:style-name="data" office:value-type="string">
            <text:p>Ali</text:p>
          </table:table-cell>
          <table:table-cell table:style-name="data"/>
          <table:table-cell table:style-name="data" office:value-type="float" office:value="10">
            <text:p>10.0</text:p>
          </table:table-cell>
          <table:table-cell table:style-name="data" office:value-type="float" office:value="14">
            <office:annotation draw:style-name="gr1" draw:text-style-name="P2" svg:width="2.05in" svg:height="0.5457in" svg:x="6.9752in" svg:y="8.0528in" draw:caption-point-x="-0.2402in" draw:caption-point-y="0.5949in">
              <dc:date>2011-05-28T00:00:00</dc:date>
              <text:p text:style-name="P2">1. OK</text:p>
              <text:p text:style-name="P2">2. no implementation, wrong (and suspicious) results</text:p>
            </office:annotation>
            <text:p>14.0</text:p>
          </table:table-cell>
          <table:table-cell table:style-name="data" office:value-type="float" office:value="15">
            <text:p>15.0</text:p>
          </table:table-cell>
          <table:table-cell table:style-name="data" office:value-type="float" office:value="6">
            <office:annotation draw:style-name="gr1" draw:text-style-name="P2" svg:width="1.8831in" svg:height="0.8567in" svg:x="8.2768in" svg:y="8.0528in" draw:caption-point-x="0.5016in" draw:caption-point-y="0.5949in">
              <dc:date>2011-05-28T00:00:00</dc:date>
              <text:p text:style-name="P2">The kinematism is wrong and, moreover, you forget some component of the inertial forces writing the equation of equilibrium</text:p>
            </office:annotation>
            <text:p>6.0</text:p>
          </table:table-cell>
          <table:table-cell table:style-name="data" office:value-type="float" office:value="9">
            <office:annotation draw:style-name="gr1" draw:text-style-name="P2" svg:width="1.9504in" svg:height="1.0122in" svg:x="9.3909in" svg:y="8.0528in" draw:caption-point-x="0.5689in" draw:caption-point-y="0.5949in">
              <dc:date>2011-05-28T00:00:00</dc:date>
              <text:p text:style-name="P2">R_oo OK, then you compute a better approximation that's different from R_oi, finally your estimate for R_ii is <text:span text:style-name="T5">smaller</text:span><text:span text:style-name="T6"> than the first eigenvalue in prob.6</text:span></text:p>
            </office:annotation>
            <text:p>9.0</text:p>
          </table:table-cell>
          <table:table-cell table:style-name="data" office:value-type="float" office:value="11">
            <office:annotation draw:style-name="gr11" draw:text-style-name="P2" svg:width="1.7161in" svg:height="1.3232in" svg:x="11.2083in" svg:y="8.0528in" draw:caption-point-x="-0.2402in" draw:caption-point-y="0.5949in">
              <dc:date>2011-05-28T00:00:00</dc:date>
              <text:p text:style-name="P2"><text:span text:style-name="T1">Apparently, you've not understood the concept of eigenvector...</text:span></text:p>
              <text:p text:style-name="P2"><text:span text:style-name="T1">There are other errors in the determination of x_3, and, moreover, you give the (wrong valued) s-s component only.</text:span></text:p>
            </office:annotation>
            <text:p>11.0</text:p>
          </table:table-cell>
          <table:table-cell table:style-name="data" table:formula="of:=SUM([.F45:.K45])" office:value-type="float" office:value="65">
            <text:p>65.0</text:p>
          </table:table-cell>
          <table:table-cell table:style-name="ce5" table:number-columns-repeated="1012"/>
        </table:table-row>
        <table:table-row table:style-name="ro2">
          <table:table-cell table:style-name="enumeration" office:value-type="float" office:value="36">
            <text:p>36 <text:s/></text:p>
          </table:table-cell>
          <table:table-cell table:style-name="data" office:value-type="string">
            <text:p>767984</text:p>
          </table:table-cell>
          <table:table-cell table:style-name="data" office:value-type="string">
            <text:p>Zhang</text:p>
          </table:table-cell>
          <table:table-cell table:style-name="data" office:value-type="string">
            <text:p>Tingrong</text:p>
          </table:table-cell>
          <table:table-cell table:style-name="ce6"/>
          <table:table-cell table:style-name="data" office:value-type="float" office:value="10">
            <text:p>10.0</text:p>
          </table:table-cell>
          <table:table-cell table:style-name="data" office:value-type="float" office:value="17">
            <office:annotation draw:style-name="gr13" draw:text-style-name="P1" svg:width="3.3555in" svg:height="0.5457in" svg:x="6.9752in" svg:y="8.2717in" draw:caption-point-x="-0.2402in" draw:caption-point-y="0.5961in">
              <dc:date>2011-05-28T00:00:00</dc:date>
              <text:p text:style-name="P1"><text:span text:style-name="T1">Time step too large, as it is apparent from the graphs. No discussion of damping</text:span></text:p>
            </office:annotation>
            <text:p>17.0</text:p>
          </table:table-cell>
          <table:table-cell table:style-name="data" office:value-type="float" office:value="14">
            <office:annotation draw:style-name="gr9" draw:text-style-name="P1" svg:width="3.1098in" svg:height="0.2346in" svg:x="8.1917in" svg:y="8.2717in" draw:caption-point-x="-0.2402in" draw:caption-point-y="0.5961in">
              <dc:date>2011-05-20T00:00:00</dc:date>
              <text:p text:style-name="P1"><text:span text:style-name="T1">Numerical error in estimate of damping ratio.</text:span></text:p>
            </office:annotation>
            <text:p>14.0</text:p>
          </table:table-cell>
          <table:table-cell table:number-columns-repeated="2" table:style-name="data" office:value-type="float" office:value="15">
            <text:p>15.0</text:p>
          </table:table-cell>
          <table:table-cell table:style-name="data" office:value-type="float" office:value="22">
            <office:annotation draw:style-name="gr6" draw:text-style-name="P1" svg:width="5.548in" svg:height="0.3902in" svg:x="6.8016in" svg:y="8.2717in" draw:caption-point-x="4.1665in" draw:caption-point-y="0.5961in">
              <dc:date>2011-05-20T00:00:00</dc:date>
              <text:p text:style-name="P1"><text:span text:style-name="T1">As usual, s-s only...</text:span></text:p>
              <text:p text:style-name="P1"><text:span text:style-name="T1">The discussion of the derivation is a bit better than the others i've seen so far.</text:span></text:p>
            </office:annotation>
            <text:p>22.0</text:p>
          </table:table-cell>
          <table:table-cell table:style-name="data" table:formula="of:=SUM([.F46:.K46])" office:value-type="float" office:value="93">
            <text:p>93.0</text:p>
          </table:table-cell>
          <table:table-cell table:style-name="ce5" table:number-columns-repeated="1012"/>
        </table:table-row>
        <table:table-row table:style-name="ro2">
          <table:table-cell table:style-name="enumeration" office:value-type="float" office:value="37">
            <text:p>37 <text:s/></text:p>
          </table:table-cell>
          <table:table-cell table:style-name="data" office:value-type="string">
            <text:p>767979</text:p>
          </table:table-cell>
          <table:table-cell table:style-name="data" office:value-type="string">
            <text:p>Zhang</text:p>
          </table:table-cell>
          <table:table-cell table:style-name="data" office:value-type="string">
            <text:p>Yu</text:p>
          </table:table-cell>
          <table:table-cell table:style-name="ce6"/>
          <table:table-cell table:style-name="data" office:value-type="float" office:value="10">
            <text:p>10.0</text:p>
          </table:table-cell>
          <table:table-cell table:style-name="data" office:value-type="float" office:value="18.5">
            <office:annotation draw:style-name="gr9" draw:text-style-name="P1" svg:width="3.3287in" svg:height="0.2346in" svg:x="6.9752in" svg:y="8.4571in" draw:caption-point-x="-0.2402in" draw:caption-point-y="0.5961in">
              <dc:date>2011-05-20T00:00:00</dc:date>
              <text:p text:style-name="P1"><text:span text:style-name="T1">Lacks a discussion of the effects of the transient.</text:span></text:p>
            </office:annotation>
            <text:p>18.5</text:p>
          </table:table-cell>
          <table:table-cell table:style-name="data" office:value-type="float" office:value="14">
            <office:annotation draw:style-name="gr9" draw:text-style-name="P1" svg:width="3.9354in" svg:height="0.2346in" svg:x="5.3976in" svg:y="8.4571in" draw:caption-point-x="2.5539in" draw:caption-point-y="0.5961in">
              <dc:date>2011-05-20T00:00:00</dc:date>
              <text:p text:style-name="P1"><text:span text:style-name="T1">Numerical error computing the damping ratio.</text:span></text:p>
            </office:annotation>
            <text:p>14.0</text:p>
          </table:table-cell>
          <table:table-cell table:number-columns-repeated="2" table:style-name="data" office:value-type="float" office:value="15">
            <text:p>15.0</text:p>
          </table:table-cell>
          <table:table-cell table:style-name="data" office:value-type="float" office:value="21">
            <office:annotation draw:style-name="gr1" draw:text-style-name="P1" svg:width="1.1413in" svg:height="0.2346in" svg:x="11.2083in" svg:y="8.4571in" draw:caption-point-x="-0.2402in" draw:caption-point-y="0.5961in">
              <dc:date>2011-05-20T00:00:00</dc:date>
              <text:p text:style-name="P1"><text:span text:style-name="T1">S-s onli...</text:span></text:p>
            </office:annotation>
            <text:p>21.0</text:p>
          </table:table-cell>
          <table:table-cell table:style-name="data" table:formula="of:=SUM([.F47:.K47])" office:value-type="float" office:value="93.5">
            <text:p>93.5</text:p>
          </table:table-cell>
          <table:table-cell table:style-name="ce5" table:number-columns-repeated="1012"/>
        </table:table-row>
        <table:table-row table:style-name="ro4" table:number-rows-repeated="1048528">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adornments="Regular" style:font-family-generic="modern" style:font-pitch="fixed"/>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Bitstream Vera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0" number:min-integer-digits="2"/>
      <number:text>  </number:text>
    </number:number-style>
    <number:number-style style:name="N118">
      <number:number number:decimal-places="1" number:min-integer-digits="1"/>
    </number:number-style>
    <number:number-style style:name="N119">
      <number:number number:decimal-places="0" number:min-integer-digits="2"/>
    </number:number-style>
    <number:number-style style:name="N120">
      <number:number number:decimal-places="0" number:min-integer-digits="2"/>
      <number:text> </number:text>
    </number:number-style>
    <style:style style:name="Default" style:family="table-cell">
      <style:text-properties style:font-name-asian="SimSun"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lumn_20_header" style:display-name="column header" style:family="table-cell" style:parent-style-name="Default" style:data-style-name="N117">
      <style:table-cell-properties fo:padding-bottom="0.0193in" fo:padding-left="0.0138in" fo:padding-right="0.0138in" fo:padding-top="0.0193in"/>
    </style:style>
    <style:style style:name="enumeration" style:family="table-cell" style:parent-style-name="Default" style:data-style-name="N117">
      <style:table-cell-properties fo:padding-bottom="0.0193in" fo:padding-left="0.0138in" fo:padding-right="0.0138in" fo:padding-top="0.0193in"/>
      <style:text-properties fo:color="#808080" fo:font-size="9pt"/>
    </style:style>
    <style:style style:name="data" style:family="table-cell" style:parent-style-name="Default" style:data-style-name="N118">
      <style:text-properties style:font-name="Courier" fo:font-size="11pt" style:font-size-asian="11pt" style:font-size-complex="11pt"/>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8">05/28/2011</text:date>, <text:time>16:23: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28T16:23:54</dc:date>
    <meta:generator>LibreOffice/3.3$Linux LibreOffice_project/330m19$Build-202</meta:generator>
    <meta:editing-duration>PT18H30M58S</meta:editing-duration>
    <meta:editing-cycles>13</meta:editing-cycles>
    <meta:document-statistic meta:table-count="1" meta:cell-count="468" meta:object-count="0"/>
  </office:meta>
</office:document-meta>
</file>